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7.735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3.244cm"/>
    </style:style>
    <style:style style:name="co9" style:family="table-column">
      <style:table-column-properties fo:break-before="auto" style:column-width="3.133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0.8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3.6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4.373cm"/>
    </style:style>
    <style:style style:name="co17" style:family="table-column">
      <style:table-column-properties fo:break-before="auto" style:column-width="1.175cm"/>
    </style:style>
    <style:style style:name="co18" style:family="table-column">
      <style:table-column-properties fo:break-before="auto" style:column-width="6.544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5.622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508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 tableooo:tab-color="#00ff00"/>
    </style:style>
    <style:style style:name="ta3" style:family="table" style:master-page-name="PageStyle_5f_Config">
      <style:table-properties table:display="true" style:writing-mode="lr-tb" tableooo:tab-color="#ff6600"/>
    </style:style>
    <style:style style:name="ta4" style:family="table" style:master-page-name="PageStyle_5f_Estimacion_5f_Tiempos">
      <style:table-properties table:display="true" style:writing-mode="lr-tb" tableooo:tab-color="#0000ff"/>
    </style:style>
    <style:style style:name="ta5" style:family="table" style:master-page-name="PageStyle_5f_Gráficos">
      <style:table-properties table:display="true" style:writing-mode="lr-tb" tableooo:tab-color="#ffff99"/>
    </style:style>
    <style:style style:name="ta6" style:family="table" style:master-page-name="PageStyle_5f_Tiempos_5f_Trabajados">
      <style:table-properties table:display="true" style:writing-mode="lr-tb" tableooo:tab-color="#00ffff"/>
    </style:style>
    <style:style style:name="ta7" style:family="table" style:master-page-name="PageStyle_5f_Impedimentos">
      <style:table-properties table:display="true" style:writing-mode="lr-tb" tableooo:tab-color="#ff0000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5" style:family="table-cell" style:parent-style-name="Default" style:data-style-name="N115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114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4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45" style:family="table-cell" style:parent-style-name="Default" style:data-style-name="N115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5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2" style:family="table-cell" style:parent-style-name="Default" style:data-style-name="N115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fo:background-color="transparent" fo:padding="0.071cm"/>
    </style:style>
    <style:style style:name="ce55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15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14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4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4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4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3" table:print="false">
        <table:table-column table:style-name="co5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1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4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0">
            <text:p>10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I5]=&quot;&quot;;&quot; &quot;;CHOOSE(WEEKDAY([.I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J5]=&quot;&quot;;&quot; &quot;;CHOOSE(WEEKDAY([.J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K5]=&quot;&quot;;&quot; &quot;;CHOOSE(WEEKDAY([.K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L5]=&quot;&quot;;&quot; &quot;;CHOOSE(WEEKDAY([.L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M5]=&quot;&quot;;&quot; &quot;;CHOOSE(WEEKDAY([.M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N5]=&quot;&quot;;&quot; &quot;;CHOOSE(WEEKDAY([.N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P5]=&quot;&quot;;&quot; &quot;;CHOOSE(WEEKDAY([.P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Q5]=&quot;&quot;;&quot; &quot;;CHOOSE(WEEKDAY([.Q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R5]=&quot;&quot;;&quot; &quot;;CHOOSE(WEEKDAY([.R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S5]=&quot;&quot;;&quot; &quot;;CHOOSE(WEEKDAY([.S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T5]=&quot;&quot;;&quot; &quot;;CHOOSE(WEEKDAY([.T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U5]=&quot;&quot;;&quot; &quot;;CHOOSE(WEEKDAY([.U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AD5]=&quot;&quot;;&quot; &quot;;CHOOSE(WEEKDAY([.AD5];2);&quot;L&quot;;&quot;M&quot;;&quot;X&quot;;&quot;J&quot;;&quot;V&quot;;&quot;S&quot;;&quot;D&quot;))" office:value-type="float" office:value="0">
            <text:p>#N/D</text:p>
          </table:table-cell>
          <table:table-cell table:style-name="ce44" table:formula="of:=IF([.AE5]=&quot;&quot;;&quot; &quot;;CHOOSE(WEEKDAY([.AE5];2);&quot;L&quot;;&quot;M&quot;;&quot;X&quot;;&quot;J&quot;;&quot;V&quot;;&quot;S&quot;;&quot;D&quot;))" office:value-type="float" office:value="0">
            <text:p>#N/D</text:p>
          </table:table-cell>
          <table:table-cell table:style-name="ce5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3">
          <table:table-cell table:style-name="ce27" table:number-columns-repeated="7"/>
          <table:table-cell table:style-name="ce45" table:formula="of:=[$Config.B9]" office:value-type="float" office:value="40644">
            <text:p>11-abr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52"/>
          <table:table-cell table:style-name="ce27" table:number-columns-repeated="992"/>
        </table:table-row>
        <table:table-row table:style-name="ro4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number-columns-repeated="2" table:style-name="ce38"/>
          <table:table-cell table:style-name="ce46" table:formula="of:=COUNTIF([.H10:.H1002];&quot;&gt;0&quot;)" office:value-type="float" office:value="16">
            <text:p>16</text:p>
          </table:table-cell>
          <table:table-cell table:style-name="ce46" table:formula="of:=COUNTIF([.I10:.I1002];&quot;&gt;0&quot;)" office:value-type="float" office:value="0">
            <text:p>0</text:p>
          </table:table-cell>
          <table:table-cell table:style-name="ce46" table:formula="of:=COUNTIF([.J10:.J1002];&quot;&gt;0&quot;)" office:value-type="float" office:value="0">
            <text:p>0</text:p>
          </table:table-cell>
          <table:table-cell table:style-name="ce46" table:formula="of:=COUNTIF([.K10:.K1002];&quot;&gt;0&quot;)" office:value-type="float" office:value="0">
            <text:p>0</text:p>
          </table:table-cell>
          <table:table-cell table:style-name="ce46" table:formula="of:=COUNTIF([.L10:.L1002];&quot;&gt;0&quot;)" office:value-type="float" office:value="0">
            <text:p>0</text:p>
          </table:table-cell>
          <table:table-cell table:style-name="ce46" table:formula="of:=COUNTIF([.M10:.M1002];&quot;&gt;0&quot;)" office:value-type="float" office:value="0">
            <text:p>0</text:p>
          </table:table-cell>
          <table:table-cell table:style-name="ce46" table:formula="of:=COUNTIF([.N10:.N1002];&quot;&gt;0&quot;)" office:value-type="float" office:value="0">
            <text:p>0</text:p>
          </table:table-cell>
          <table:table-cell table:style-name="ce46" table:formula="of:=COUNTIF([.O10:.O1002];&quot;&gt;0&quot;)" office:value-type="float" office:value="0">
            <text:p>0</text:p>
          </table:table-cell>
          <table:table-cell table:style-name="ce46" table:formula="of:=COUNTIF([.P10:.P1002];&quot;&gt;0&quot;)" office:value-type="float" office:value="0">
            <text:p>0</text:p>
          </table:table-cell>
          <table:table-cell table:style-name="ce46" table:formula="of:=COUNTIF([.Q10:.Q1002];&quot;&gt;0&quot;)" office:value-type="float" office:value="0">
            <text:p>0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3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5" table:formula="of:=[$Config.A14]" office:value-type="string" office:string-value="Requerimientos">
            <text:p>Requerimientos</text:p>
          </table:table-cell>
          <table:table-cell table:style-name="ce55" table:formula="of:=[$Config.B14]" office:value-type="string" office:string-value="Pendiente">
            <text:p>Pendiente</text:p>
          </table:table-cell>
          <table:table-cell table:style-name="ce55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5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number-columns-repeated="2" table:style-name="ce39"/>
          <table:table-cell table:style-name="ce47" table:formula="of:=SUM([.H9:.H1002])" office:value-type="float" office:value="152">
            <text:p>152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5" table:formula="of:=[$Config.A15]" office:value-type="string" office:string-value="Análisis">
            <text:p>Análisis</text:p>
          </table:table-cell>
          <table:table-cell table:style-name="ce55" table:formula="of:=[$Config.B15]" office:value-type="string" office:string-value="En curso">
            <text:p>En curso</text:p>
          </table:table-cell>
          <table:table-cell table:style-name="ce55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6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number-columns-repeated="23"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5" table:formula="of:=[$Config.A16]" office:value-type="string" office:string-value="Diseño">
            <text:p>Diseño</text:p>
          </table:table-cell>
          <table:table-cell table:style-name="ce55" table:formula="of:=[$Config.B16]" office:value-type="string" office:string-value="Terminada">
            <text:p>Terminada</text:p>
          </table:table-cell>
          <table:table-cell table:style-name="ce55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5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8"/>
          <table:table-cell table:style-name="ce54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5" table:formula="of:=[$Config.A17]" office:value-type="string" office:string-value="Implementación">
            <text:p>Implementación</text:p>
          </table:table-cell>
          <table:table-cell table:style-name="ce55" table:formula="of:=[$Config.B17]" office:value-type="string" office:string-value="Eliminada">
            <text:p>Eliminada</text:p>
          </table:table-cell>
          <table:table-cell table:style-name="ce55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5" table:formula="of:=[$Config.A18]" office:value-type="string" office:string-value="Prueba">
            <text:p>Prueba</text:p>
          </table:table-cell>
          <table:table-cell table:style-name="ce55" table:formula="of:=[$Config.B18]" office:value-type="float" office:value="0">
            <text:p>0</text:p>
          </table:table-cell>
          <table:table-cell table:style-name="ce55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5" table:formula="of:=[$Config.A19]" office:value-type="string" office:string-value="Reunión">
            <text:p>Reunión</text:p>
          </table:table-cell>
          <table:table-cell table:style-name="ce55" table:formula="of:=[$Config.B19]" office:value-type="float" office:value="0">
            <text:p>0</text:p>
          </table:table-cell>
          <table:table-cell table:style-name="ce55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5" table:formula="of:=[$Config.A20]" office:value-type="float" office:value="0">
            <text:p>0</text:p>
          </table:table-cell>
          <table:table-cell table:style-name="ce55" table:formula="of:=[$Config.B20]" office:value-type="float" office:value="0">
            <text:p>0</text:p>
          </table:table-cell>
          <table:table-cell table:style-name="ce55" table:formula="of:=[$Config.C20]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5" table:formula="of:=[$Config.A21]" office:value-type="float" office:value="0">
            <text:p>0</text:p>
          </table:table-cell>
          <table:table-cell table:style-name="ce55" table:formula="of:=[$Config.B21]" office:value-type="float" office:value="0">
            <text:p>0</text:p>
          </table:table-cell>
          <table:table-cell table:style-name="ce55" table:formula="of:=[$Config.C21]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5" table:formula="of:=[$Config.A22]" office:value-type="float" office:value="0">
            <text:p>0</text:p>
          </table:table-cell>
          <table:table-cell table:style-name="ce55" table:formula="of:=[$Config.B22]" office:value-type="float" office:value="0">
            <text:p>0</text:p>
          </table:table-cell>
          <table:table-cell table:style-name="ce55" table:formula="of:=[$Config.C22]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5" table:formula="of:=[$Config.A23]" office:value-type="float" office:value="0">
            <text:p>0</text:p>
          </table:table-cell>
          <table:table-cell table:style-name="ce55" table:formula="of:=[$Config.B23]" office:value-type="float" office:value="0">
            <text:p>0</text:p>
          </table:table-cell>
          <table:table-cell table:style-name="ce55" table:formula="of:=[$Config.C23]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5" table:formula="of:=[$Config.A24]" office:value-type="float" office:value="0">
            <text:p>0</text:p>
          </table:table-cell>
          <table:table-cell table:style-name="ce55" table:formula="of:=[$Config.B24]" office:value-type="float" office:value="0">
            <text:p>0</text:p>
          </table:table-cell>
          <table:table-cell table:style-name="ce55" table:formula="of:=[$Config.C24]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5" table:formula="of:=[$Config.A25]" office:value-type="float" office:value="0">
            <text:p>0</text:p>
          </table:table-cell>
          <table:table-cell table:style-name="ce55" table:formula="of:=[$Config.B25]" office:value-type="float" office:value="0">
            <text:p>0</text:p>
          </table:table-cell>
          <table:table-cell table:style-name="ce55" table:formula="of:=[$Config.C25]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5" table:formula="of:=[$Config.G14]" office:value-type="float" office:value="0">
            <text:p>0</text:p>
          </table:table-cell>
          <table:table-cell table:style-name="ce55" table:formula="of:=[$Config.H14]" office:value-type="float" office:value="0">
            <text:p>0</text:p>
          </table:table-cell>
          <table:table-cell table:style-name="ce55" table:formula="of:=[$Config.I14]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8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9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9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9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9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9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9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5" table:print="false">
        <office:forms form:automatic-focus="false" form:apply-design-mode="false"/>
        <table:table-column table:style-name="co1" table:default-cell-style-name="Default"/>
        <table:table-column table:style-name="co13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6"/>
          <table:table-cell/>
          <table:table-cell table:style-name="ce62"/>
          <table:table-cell table:style-name="ce63"/>
          <table:table-cell table:style-name="ce64"/>
          <table:table-cell table:number-columns-repeated="1019"/>
        </table:table-row>
        <table:table-row table:style-name="ro1">
          <table:table-cell table:style-name="ce56"/>
          <table:table-cell table:style-name="ce58" office:value-type="string" table:number-columns-spanned="15" table:number-rows-spanned="1">
            <text:p>Proyecto</text:p>
          </table:table-cell>
          <table:covered-table-cell table:number-columns-repeated="14" table:style-name="ce58"/>
          <table:table-cell/>
          <table:table-cell table:style-name="ce65" office:value-type="string" table:number-columns-spanned="2" table:number-rows-spanned="1">
            <text:p>SPRINT</text:p>
          </table:table-cell>
          <table:covered-table-cell table:style-name="ce65"/>
          <table:table-cell table:style-name="ce66" office:value-type="string" table:number-columns-spanned="2" table:number-rows-spanned="1">
            <text:p>INICIO</text:p>
          </table:table-cell>
          <table:covered-table-cell table:style-name="ce66"/>
          <table:table-cell table:style-name="ce68" office:value-type="string" table:number-columns-spanned="2" table:number-rows-spanned="1">
            <text:p>DÍAS</text:p>
          </table:table-cell>
          <table:covered-table-cell table:style-name="ce68"/>
          <table:table-cell table:number-columns-repeated="1001"/>
        </table:table-row>
        <table:table-row table:style-name="ro1">
          <table:table-cell table:style-name="ce56"/>
          <table:table-cell table:style-name="ce59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59"/>
          <table:table-cell/>
          <table:table-cell table:style-name="ce59" table:formula="of:=[$Config.A9]" office:value-type="float" office:value="1" table:number-columns-spanned="2" table:number-rows-spanned="1">
            <text:p>1</text:p>
          </table:table-cell>
          <table:covered-table-cell table:style-name="ce59"/>
          <table:table-cell table:style-name="ce67" table:formula="of:=[$Config.B9]" office:value-type="float" office:value="40644" table:number-columns-spanned="2" table:number-rows-spanned="1">
            <text:p>11-abr-11</text:p>
          </table:table-cell>
          <table:covered-table-cell table:style-name="ce67"/>
          <table:table-cell table:style-name="ce69" table:formula="of:=[$Config.C9]" office:value-type="float" office:value="10" table:number-columns-spanned="2" table:number-rows-spanned="1">
            <text:p>10</text:p>
          </table:table-cell>
          <table:covered-table-cell table:style-name="ce69"/>
          <table:table-cell table:number-columns-repeated="1001"/>
        </table:table-row>
        <table:table-row table:style-name="ro1">
          <table:table-cell table:style-name="ce56"/>
          <table:table-cell/>
          <table:table-cell table:style-name="ce62"/>
          <table:table-cell table:style-name="ce63"/>
          <table:table-cell table:style-name="ce64"/>
          <table:table-cell table:number-columns-repeated="1019"/>
        </table:table-row>
        <table:table-row table:style-name="ro1">
          <table:table-cell table:style-name="ce56">
            <draw:frame table:end-cell-address="Gráficos.X20" table:end-x="0.286cm" table:end-y="0.184cm" draw:z-index="0" draw:name="Chart 1" draw:style-name="gr2" svg:width="20.64cm" svg:height="6.858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2"/>
          <table:table-cell table:style-name="ce63"/>
          <table:table-cell table:style-name="ce64"/>
          <table:table-cell table:number-columns-repeated="1019"/>
        </table:table-row>
        <table:table-row table:style-name="ro1" table:number-rows-repeated="15">
          <table:table-cell table:style-name="ce56"/>
          <table:table-cell table:number-columns-repeated="1023"/>
        </table:table-row>
        <table:table-row table:style-name="ro1">
          <table:table-cell table:style-name="ce56">
            <draw:frame table:end-cell-address="Gráficos.X36" table:end-x="0.317cm" table:end-y="0.185cm" draw:z-index="1" draw:name="Chart 2" draw:style-name="gr2" svg:width="20.648cm" svg:height="6.859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6"/>
          <table:table-cell table:number-columns-repeated="1023"/>
        </table:table-row>
        <table:table-row table:style-name="ro1">
          <table:table-cell table:style-name="ce56">
            <draw:frame table:end-cell-address="Gráficos.X53" table:end-x="0.484cm" table:end-y="0.004cm" draw:z-index="2" draw:name="Chart 3" draw:style-name="gr2" svg:width="20.73cm" svg:height="6.88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6"/>
          <table:table-cell table:number-columns-repeated="1023"/>
        </table:table-row>
        <table:table-row table:style-name="ro10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style-name="ce60" table:formula="of:=[$Estimacion_Tiempos.H5]" office:value-type="float" office:value="40644">
            <text:p>11-abr</text:p>
          </table:table-cell>
          <table:table-cell table:style-name="ce60" table:formula="of:=[$Estimacion_Tiempos.I5]" office:value-type="float" office:value="0">
            <text:p>#N/D</text:p>
          </table:table-cell>
          <table:table-cell table:style-name="ce60" table:formula="of:=[$Estimacion_Tiempos.J5]" office:value-type="float" office:value="0">
            <text:p>#N/D</text:p>
          </table:table-cell>
          <table:table-cell table:style-name="ce60" table:formula="of:=[$Estimacion_Tiempos.K5]" office:value-type="float" office:value="0">
            <text:p>#N/D</text:p>
          </table:table-cell>
          <table:table-cell table:style-name="ce60" table:formula="of:=[$Estimacion_Tiempos.L5]" office:value-type="float" office:value="0">
            <text:p>#N/D</text:p>
          </table:table-cell>
          <table:table-cell table:style-name="ce60" table:formula="of:=[$Estimacion_Tiempos.M5]" office:value-type="float" office:value="0">
            <text:p>#N/D</text:p>
          </table:table-cell>
          <table:table-cell table:style-name="ce60" table:formula="of:=[$Estimacion_Tiempos.N5]" office:value-type="float" office:value="0">
            <text:p>#N/D</text:p>
          </table:table-cell>
          <table:table-cell table:style-name="ce60" table:formula="of:=[$Estimacion_Tiempos.O5]" office:value-type="float" office:value="0">
            <text:p>#N/D</text:p>
          </table:table-cell>
          <table:table-cell table:style-name="ce60" table:formula="of:=[$Estimacion_Tiempos.P5]" office:value-type="float" office:value="0">
            <text:p>#N/D</text:p>
          </table:table-cell>
          <table:table-cell table:style-name="ce60" table:formula="of:=[$Estimacion_Tiempos.Q5]" office:value-type="float" office:value="0">
            <text:p>#N/D</text:p>
          </table:table-cell>
          <table:table-cell table:style-name="ce60" table:formula="of:=[$Estimacion_Tiempos.R5]" office:value-type="float" office:value="0">
            <text:p>#N/D</text:p>
          </table:table-cell>
          <table:table-cell table:style-name="ce60" table:formula="of:=[$Estimacion_Tiempos.S5]" office:value-type="float" office:value="0">
            <text:p>#N/D</text:p>
          </table:table-cell>
          <table:table-cell table:style-name="ce60" table:formula="of:=[$Estimacion_Tiempos.T5]" office:value-type="float" office:value="0">
            <text:p>#N/D</text:p>
          </table:table-cell>
          <table:table-cell table:style-name="ce60" table:formula="of:=[$Estimacion_Tiempos.U5]" office:value-type="float" office:value="0">
            <text:p>#N/D</text:p>
          </table:table-cell>
          <table:table-cell table:style-name="ce60" table:formula="of:=[$Estimacion_Tiempos.V5]" office:value-type="float" office:value="0">
            <text:p>#N/D</text:p>
          </table:table-cell>
          <table:table-cell table:style-name="ce60" table:formula="of:=[$Estimacion_Tiempos.W5]" office:value-type="float" office:value="0">
            <text:p>#N/D</text:p>
          </table:table-cell>
          <table:table-cell table:style-name="ce60" table:formula="of:=[$Estimacion_Tiempos.X5]" office:value-type="float" office:value="0">
            <text:p>#N/D</text:p>
          </table:table-cell>
          <table:table-cell table:style-name="ce60" table:formula="of:=[$Estimacion_Tiempos.Y5]" office:value-type="float" office:value="0">
            <text:p>#N/D</text:p>
          </table:table-cell>
          <table:table-cell table:style-name="ce60" table:formula="of:=[$Estimacion_Tiempos.Z5]" office:value-type="float" office:value="0">
            <text:p>#N/D</text:p>
          </table:table-cell>
          <table:table-cell table:style-name="ce60" table:formula="of:=[$Estimacion_Tiempos.AA5]" office:value-type="float" office:value="0">
            <text:p>#N/D</text:p>
          </table:table-cell>
          <table:table-cell table:style-name="ce60" table:formula="of:=[$Estimacion_Tiempos.AB5]" office:value-type="float" office:value="0">
            <text:p>#N/D</text:p>
          </table:table-cell>
          <table:table-cell table:style-name="ce60" table:formula="of:=[$Estimacion_Tiempos.AC5]" office:value-type="float" office:value="0">
            <text:p>#N/D</text:p>
          </table:table-cell>
          <table:table-cell table:style-name="ce60" table:formula="of:=[$Estimacion_Tiempos.AD5]" office:value-type="float" office:value="0">
            <text:p>#N/D</text:p>
          </table:table-cell>
          <table:table-cell table:style-name="ce60" table:formula="of:=[$Estimacion_Tiempos.AE5]" office:value-type="float" office:value="0">
            <text:p>#N/D</text:p>
          </table:table-cell>
          <table:table-cell table:number-columns-repeated="999"/>
        </table:table-row>
        <table:table-row table:style-name="ro1">
          <table:table-cell table:style-name="ce57" table:formula="of:=[$Config.C14]" office:value-type="string" office:string-value="Chelo">
            <text:p>Chelo</text:p>
          </table:table-cell>
          <table:table-cell table:style-name="ce61" table:formula="of:=SUMIF([$Estimacion_Tiempos.$G$10:.$G$1002];[.$A58];[$Estimacion_Tiempos.H$10:.H$1002])" office:value-type="float" office:value="0">
            <text:p>0</text:p>
          </table:table-cell>
          <table:table-cell table:style-name="ce61" table:formula="of:=SUMIF([$Estimacion_Tiempos.$G$10:.$G$1002];[.$A58];[$Estimacion_Tiempos.I$10:.I$1002])" office:value-type="float" office:value="0">
            <text:p>0</text:p>
          </table:table-cell>
          <table:table-cell table:style-name="ce61" table:formula="of:=SUMIF([$Estimacion_Tiempos.$G$10:.$G$1002];[.$A58];[$Estimacion_Tiempos.J$10:.J$1002])" office:value-type="float" office:value="0">
            <text:p>0</text:p>
          </table:table-cell>
          <table:table-cell table:style-name="ce61" table:formula="of:=SUMIF([$Estimacion_Tiempos.$G$10:.$G$1002];[.$A58];[$Estimacion_Tiempos.K$10:.K$1002])" office:value-type="float" office:value="0">
            <text:p>0</text:p>
          </table:table-cell>
          <table:table-cell table:style-name="ce61" table:formula="of:=SUMIF([$Estimacion_Tiempos.$G$10:.$G$1002];[.$A58];[$Estimacion_Tiempos.L$10:.L$1002])" office:value-type="float" office:value="0">
            <text:p>0</text:p>
          </table:table-cell>
          <table:table-cell table:style-name="ce61" table:formula="of:=SUMIF([$Estimacion_Tiempos.$G$10:.$G$1002];[.$A58];[$Estimacion_Tiempos.M$10:.M$1002])" office:value-type="float" office:value="0">
            <text:p>0</text:p>
          </table:table-cell>
          <table:table-cell table:style-name="ce61" table:formula="of:=SUMIF([$Estimacion_Tiempos.$G$10:.$G$1002];[.$A58];[$Estimacion_Tiempos.N$10:.N$1002])" office:value-type="float" office:value="0">
            <text:p>0</text:p>
          </table:table-cell>
          <table:table-cell table:style-name="ce61" table:formula="of:=SUMIF([$Estimacion_Tiempos.$G$10:.$G$1002];[.$A58];[$Estimacion_Tiempos.O$10:.O$1002])" office:value-type="float" office:value="0">
            <text:p>0</text:p>
          </table:table-cell>
          <table:table-cell table:style-name="ce61" table:formula="of:=SUMIF([$Estimacion_Tiempos.$G$10:.$G$1002];[.$A58];[$Estimacion_Tiempos.P$10:.P$1002])" office:value-type="float" office:value="0">
            <text:p>0</text:p>
          </table:table-cell>
          <table:table-cell table:style-name="ce61" table:formula="of:=SUMIF([$Estimacion_Tiempos.$G$10:.$G$1002];[.$A58];[$Estimacion_Tiempos.Q$10:.Q$1002])" office:value-type="float" office:value="0">
            <text:p>0</text:p>
          </table:table-cell>
          <table:table-cell table:style-name="ce61" table:formula="of:=SUMIF([$Estimacion_Tiempos.$G$10:.$G$1002];[.$A58];[$Estimacion_Tiempos.R$10:.R$1002])" office:value-type="float" office:value="0">
            <text:p>0</text:p>
          </table:table-cell>
          <table:table-cell table:style-name="ce61" table:formula="of:=SUMIF([$Estimacion_Tiempos.$G$10:.$G$1002];[.$A58];[$Estimacion_Tiempos.S$10:.S$1002])" office:value-type="float" office:value="0">
            <text:p>0</text:p>
          </table:table-cell>
          <table:table-cell table:style-name="ce61" table:formula="of:=SUMIF([$Estimacion_Tiempos.$G$10:.$G$1002];[.$A58];[$Estimacion_Tiempos.T$10:.T$1002])" office:value-type="float" office:value="0">
            <text:p>0</text:p>
          </table:table-cell>
          <table:table-cell table:style-name="ce61" table:formula="of:=SUMIF([$Estimacion_Tiempos.$G$10:.$G$1002];[.$A58];[$Estimacion_Tiempos.U$10:.U$1002])" office:value-type="float" office:value="0">
            <text:p>0</text:p>
          </table:table-cell>
          <table:table-cell table:style-name="ce61" table:formula="of:=SUMIF([$Estimacion_Tiempos.$G$10:.$G$1002];[.$A58];[$Estimacion_Tiempos.V$10:.V$1002])" office:value-type="float" office:value="0">
            <text:p>0</text:p>
          </table:table-cell>
          <table:table-cell table:style-name="ce61" table:formula="of:=SUMIF([$Estimacion_Tiempos.$G$10:.$G$1002];[.$A58];[$Estimacion_Tiempos.W$10:.W$1002])" office:value-type="float" office:value="0">
            <text:p>0</text:p>
          </table:table-cell>
          <table:table-cell table:style-name="ce61" table:formula="of:=SUMIF([$Estimacion_Tiempos.$G$10:.$G$1002];[.$A58];[$Estimacion_Tiempos.X$10:.X$1002])" office:value-type="float" office:value="0">
            <text:p>0</text:p>
          </table:table-cell>
          <table:table-cell table:style-name="ce61" table:formula="of:=SUMIF([$Estimacion_Tiempos.$G$10:.$G$1002];[.$A58];[$Estimacion_Tiempos.Y$10:.Y$1002])" office:value-type="float" office:value="0">
            <text:p>0</text:p>
          </table:table-cell>
          <table:table-cell table:style-name="ce61" table:formula="of:=SUMIF([$Estimacion_Tiempos.$G$10:.$G$1002];[.$A58];[$Estimacion_Tiempos.Z$10:.Z$1002])" office:value-type="float" office:value="0">
            <text:p>0</text:p>
          </table:table-cell>
          <table:table-cell table:style-name="ce61" table:formula="of:=SUMIF([$Estimacion_Tiempos.$G$10:.$G$1002];[.$A58];[$Estimacion_Tiempos.AA$10:.AA$1002])" office:value-type="float" office:value="0">
            <text:p>0</text:p>
          </table:table-cell>
          <table:table-cell table:style-name="ce61" table:formula="of:=SUMIF([$Estimacion_Tiempos.$G$10:.$G$1002];[.$A58];[$Estimacion_Tiempos.AB$10:.AB$1002])" office:value-type="float" office:value="0">
            <text:p>0</text:p>
          </table:table-cell>
          <table:table-cell table:style-name="ce61" table:formula="of:=SUMIF([$Estimacion_Tiempos.$G$10:.$G$1002];[.$A58];[$Estimacion_Tiempos.AC$10:.AC$1002])" office:value-type="float" office:value="0">
            <text:p>0</text:p>
          </table:table-cell>
          <table:table-cell table:style-name="ce61" table:formula="of:=SUMIF([$Estimacion_Tiempos.$G$10:.$G$1002];[.$A58];[$Estimacion_Tiempos.AD$10:.AD$1002])" office:value-type="float" office:value="0">
            <text:p>0</text:p>
          </table:table-cell>
          <table:table-cell table:style-name="ce61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5]" office:value-type="string" office:string-value="Lean">
            <text:p>Lean</text:p>
          </table:table-cell>
          <table:table-cell table:style-name="ce61" table:formula="of:=SUMIF([$Estimacion_Tiempos.$G$10:.$G$1002];[.$A59];[$Estimacion_Tiempos.H$10:.H$1002])" office:value-type="float" office:value="0">
            <text:p>0</text:p>
          </table:table-cell>
          <table:table-cell table:style-name="ce61" table:formula="of:=SUMIF([$Estimacion_Tiempos.$G$10:.$G$1002];[.$A59];[$Estimacion_Tiempos.I$10:.I$1002])" office:value-type="float" office:value="0">
            <text:p>0</text:p>
          </table:table-cell>
          <table:table-cell table:style-name="ce61" table:formula="of:=SUMIF([$Estimacion_Tiempos.$G$10:.$G$1002];[.$A59];[$Estimacion_Tiempos.J$10:.J$1002])" office:value-type="float" office:value="0">
            <text:p>0</text:p>
          </table:table-cell>
          <table:table-cell table:style-name="ce61" table:formula="of:=SUMIF([$Estimacion_Tiempos.$G$10:.$G$1002];[.$A59];[$Estimacion_Tiempos.K$10:.K$1002])" office:value-type="float" office:value="0">
            <text:p>0</text:p>
          </table:table-cell>
          <table:table-cell table:style-name="ce61" table:formula="of:=SUMIF([$Estimacion_Tiempos.$G$10:.$G$1002];[.$A59];[$Estimacion_Tiempos.L$10:.L$1002])" office:value-type="float" office:value="0">
            <text:p>0</text:p>
          </table:table-cell>
          <table:table-cell table:style-name="ce61" table:formula="of:=SUMIF([$Estimacion_Tiempos.$G$10:.$G$1002];[.$A59];[$Estimacion_Tiempos.M$10:.M$1002])" office:value-type="float" office:value="0">
            <text:p>0</text:p>
          </table:table-cell>
          <table:table-cell table:style-name="ce61" table:formula="of:=SUMIF([$Estimacion_Tiempos.$G$10:.$G$1002];[.$A59];[$Estimacion_Tiempos.N$10:.N$1002])" office:value-type="float" office:value="0">
            <text:p>0</text:p>
          </table:table-cell>
          <table:table-cell table:style-name="ce61" table:formula="of:=SUMIF([$Estimacion_Tiempos.$G$10:.$G$1002];[.$A59];[$Estimacion_Tiempos.O$10:.O$1002])" office:value-type="float" office:value="0">
            <text:p>0</text:p>
          </table:table-cell>
          <table:table-cell table:style-name="ce61" table:formula="of:=SUMIF([$Estimacion_Tiempos.$G$10:.$G$1002];[.$A59];[$Estimacion_Tiempos.P$10:.P$1002])" office:value-type="float" office:value="0">
            <text:p>0</text:p>
          </table:table-cell>
          <table:table-cell table:style-name="ce61" table:formula="of:=SUMIF([$Estimacion_Tiempos.$G$10:.$G$1002];[.$A59];[$Estimacion_Tiempos.Q$10:.Q$1002])" office:value-type="float" office:value="0">
            <text:p>0</text:p>
          </table:table-cell>
          <table:table-cell table:style-name="ce61" table:formula="of:=SUMIF([$Estimacion_Tiempos.$G$10:.$G$1002];[.$A59];[$Estimacion_Tiempos.R$10:.R$1002])" office:value-type="float" office:value="0">
            <text:p>0</text:p>
          </table:table-cell>
          <table:table-cell table:style-name="ce61" table:formula="of:=SUMIF([$Estimacion_Tiempos.$G$10:.$G$1002];[.$A59];[$Estimacion_Tiempos.S$10:.S$1002])" office:value-type="float" office:value="0">
            <text:p>0</text:p>
          </table:table-cell>
          <table:table-cell table:style-name="ce61" table:formula="of:=SUMIF([$Estimacion_Tiempos.$G$10:.$G$1002];[.$A59];[$Estimacion_Tiempos.T$10:.T$1002])" office:value-type="float" office:value="0">
            <text:p>0</text:p>
          </table:table-cell>
          <table:table-cell table:style-name="ce61" table:formula="of:=SUMIF([$Estimacion_Tiempos.$G$10:.$G$1002];[.$A59];[$Estimacion_Tiempos.U$10:.U$1002])" office:value-type="float" office:value="0">
            <text:p>0</text:p>
          </table:table-cell>
          <table:table-cell table:style-name="ce61" table:formula="of:=SUMIF([$Estimacion_Tiempos.$G$10:.$G$1002];[.$A59];[$Estimacion_Tiempos.V$10:.V$1002])" office:value-type="float" office:value="0">
            <text:p>0</text:p>
          </table:table-cell>
          <table:table-cell table:style-name="ce61" table:formula="of:=SUMIF([$Estimacion_Tiempos.$G$10:.$G$1002];[.$A59];[$Estimacion_Tiempos.W$10:.W$1002])" office:value-type="float" office:value="0">
            <text:p>0</text:p>
          </table:table-cell>
          <table:table-cell table:style-name="ce61" table:formula="of:=SUMIF([$Estimacion_Tiempos.$G$10:.$G$1002];[.$A59];[$Estimacion_Tiempos.X$10:.X$1002])" office:value-type="float" office:value="0">
            <text:p>0</text:p>
          </table:table-cell>
          <table:table-cell table:style-name="ce61" table:formula="of:=SUMIF([$Estimacion_Tiempos.$G$10:.$G$1002];[.$A59];[$Estimacion_Tiempos.Y$10:.Y$1002])" office:value-type="float" office:value="0">
            <text:p>0</text:p>
          </table:table-cell>
          <table:table-cell table:style-name="ce61" table:formula="of:=SUMIF([$Estimacion_Tiempos.$G$10:.$G$1002];[.$A59];[$Estimacion_Tiempos.Z$10:.Z$1002])" office:value-type="float" office:value="0">
            <text:p>0</text:p>
          </table:table-cell>
          <table:table-cell table:style-name="ce61" table:formula="of:=SUMIF([$Estimacion_Tiempos.$G$10:.$G$1002];[.$A59];[$Estimacion_Tiempos.AA$10:.AA$1002])" office:value-type="float" office:value="0">
            <text:p>0</text:p>
          </table:table-cell>
          <table:table-cell table:style-name="ce61" table:formula="of:=SUMIF([$Estimacion_Tiempos.$G$10:.$G$1002];[.$A59];[$Estimacion_Tiempos.AB$10:.AB$1002])" office:value-type="float" office:value="0">
            <text:p>0</text:p>
          </table:table-cell>
          <table:table-cell table:style-name="ce61" table:formula="of:=SUMIF([$Estimacion_Tiempos.$G$10:.$G$1002];[.$A59];[$Estimacion_Tiempos.AC$10:.AC$1002])" office:value-type="float" office:value="0">
            <text:p>0</text:p>
          </table:table-cell>
          <table:table-cell table:style-name="ce61" table:formula="of:=SUMIF([$Estimacion_Tiempos.$G$10:.$G$1002];[.$A59];[$Estimacion_Tiempos.AD$10:.AD$1002])" office:value-type="float" office:value="0">
            <text:p>0</text:p>
          </table:table-cell>
          <table:table-cell table:style-name="ce61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6]" office:value-type="string" office:string-value="Pela">
            <text:p>Pela</text:p>
          </table:table-cell>
          <table:table-cell table:style-name="ce61" table:formula="of:=SUMIF([$Estimacion_Tiempos.$G$10:.$G$1002];[.$A60];[$Estimacion_Tiempos.H$10:.H$1002])" office:value-type="float" office:value="72">
            <text:p>72</text:p>
          </table:table-cell>
          <table:table-cell table:style-name="ce61" table:formula="of:=SUMIF([$Estimacion_Tiempos.$G$10:.$G$1002];[.$A60];[$Estimacion_Tiempos.I$10:.I$1002])" office:value-type="float" office:value="0">
            <text:p>0</text:p>
          </table:table-cell>
          <table:table-cell table:style-name="ce61" table:formula="of:=SUMIF([$Estimacion_Tiempos.$G$10:.$G$1002];[.$A60];[$Estimacion_Tiempos.J$10:.J$1002])" office:value-type="float" office:value="0">
            <text:p>0</text:p>
          </table:table-cell>
          <table:table-cell table:style-name="ce61" table:formula="of:=SUMIF([$Estimacion_Tiempos.$G$10:.$G$1002];[.$A60];[$Estimacion_Tiempos.K$10:.K$1002])" office:value-type="float" office:value="0">
            <text:p>0</text:p>
          </table:table-cell>
          <table:table-cell table:style-name="ce61" table:formula="of:=SUMIF([$Estimacion_Tiempos.$G$10:.$G$1002];[.$A60];[$Estimacion_Tiempos.L$10:.L$1002])" office:value-type="float" office:value="0">
            <text:p>0</text:p>
          </table:table-cell>
          <table:table-cell table:style-name="ce61" table:formula="of:=SUMIF([$Estimacion_Tiempos.$G$10:.$G$1002];[.$A60];[$Estimacion_Tiempos.M$10:.M$1002])" office:value-type="float" office:value="0">
            <text:p>0</text:p>
          </table:table-cell>
          <table:table-cell table:style-name="ce61" table:formula="of:=SUMIF([$Estimacion_Tiempos.$G$10:.$G$1002];[.$A60];[$Estimacion_Tiempos.N$10:.N$1002])" office:value-type="float" office:value="0">
            <text:p>0</text:p>
          </table:table-cell>
          <table:table-cell table:style-name="ce61" table:formula="of:=SUMIF([$Estimacion_Tiempos.$G$10:.$G$1002];[.$A60];[$Estimacion_Tiempos.O$10:.O$1002])" office:value-type="float" office:value="0">
            <text:p>0</text:p>
          </table:table-cell>
          <table:table-cell table:style-name="ce61" table:formula="of:=SUMIF([$Estimacion_Tiempos.$G$10:.$G$1002];[.$A60];[$Estimacion_Tiempos.P$10:.P$1002])" office:value-type="float" office:value="0">
            <text:p>0</text:p>
          </table:table-cell>
          <table:table-cell table:style-name="ce61" table:formula="of:=SUMIF([$Estimacion_Tiempos.$G$10:.$G$1002];[.$A60];[$Estimacion_Tiempos.Q$10:.Q$1002])" office:value-type="float" office:value="0">
            <text:p>0</text:p>
          </table:table-cell>
          <table:table-cell table:style-name="ce61" table:formula="of:=SUMIF([$Estimacion_Tiempos.$G$10:.$G$1002];[.$A60];[$Estimacion_Tiempos.R$10:.R$1002])" office:value-type="float" office:value="0">
            <text:p>0</text:p>
          </table:table-cell>
          <table:table-cell table:style-name="ce61" table:formula="of:=SUMIF([$Estimacion_Tiempos.$G$10:.$G$1002];[.$A60];[$Estimacion_Tiempos.S$10:.S$1002])" office:value-type="float" office:value="0">
            <text:p>0</text:p>
          </table:table-cell>
          <table:table-cell table:style-name="ce61" table:formula="of:=SUMIF([$Estimacion_Tiempos.$G$10:.$G$1002];[.$A60];[$Estimacion_Tiempos.T$10:.T$1002])" office:value-type="float" office:value="0">
            <text:p>0</text:p>
          </table:table-cell>
          <table:table-cell table:style-name="ce61" table:formula="of:=SUMIF([$Estimacion_Tiempos.$G$10:.$G$1002];[.$A60];[$Estimacion_Tiempos.U$10:.U$1002])" office:value-type="float" office:value="0">
            <text:p>0</text:p>
          </table:table-cell>
          <table:table-cell table:style-name="ce61" table:formula="of:=SUMIF([$Estimacion_Tiempos.$G$10:.$G$1002];[.$A60];[$Estimacion_Tiempos.V$10:.V$1002])" office:value-type="float" office:value="0">
            <text:p>0</text:p>
          </table:table-cell>
          <table:table-cell table:style-name="ce61" table:formula="of:=SUMIF([$Estimacion_Tiempos.$G$10:.$G$1002];[.$A60];[$Estimacion_Tiempos.W$10:.W$1002])" office:value-type="float" office:value="0">
            <text:p>0</text:p>
          </table:table-cell>
          <table:table-cell table:style-name="ce61" table:formula="of:=SUMIF([$Estimacion_Tiempos.$G$10:.$G$1002];[.$A60];[$Estimacion_Tiempos.X$10:.X$1002])" office:value-type="float" office:value="0">
            <text:p>0</text:p>
          </table:table-cell>
          <table:table-cell table:style-name="ce61" table:formula="of:=SUMIF([$Estimacion_Tiempos.$G$10:.$G$1002];[.$A60];[$Estimacion_Tiempos.Y$10:.Y$1002])" office:value-type="float" office:value="0">
            <text:p>0</text:p>
          </table:table-cell>
          <table:table-cell table:style-name="ce61" table:formula="of:=SUMIF([$Estimacion_Tiempos.$G$10:.$G$1002];[.$A60];[$Estimacion_Tiempos.Z$10:.Z$1002])" office:value-type="float" office:value="0">
            <text:p>0</text:p>
          </table:table-cell>
          <table:table-cell table:style-name="ce61" table:formula="of:=SUMIF([$Estimacion_Tiempos.$G$10:.$G$1002];[.$A60];[$Estimacion_Tiempos.AA$10:.AA$1002])" office:value-type="float" office:value="0">
            <text:p>0</text:p>
          </table:table-cell>
          <table:table-cell table:style-name="ce61" table:formula="of:=SUMIF([$Estimacion_Tiempos.$G$10:.$G$1002];[.$A60];[$Estimacion_Tiempos.AB$10:.AB$1002])" office:value-type="float" office:value="0">
            <text:p>0</text:p>
          </table:table-cell>
          <table:table-cell table:style-name="ce61" table:formula="of:=SUMIF([$Estimacion_Tiempos.$G$10:.$G$1002];[.$A60];[$Estimacion_Tiempos.AC$10:.AC$1002])" office:value-type="float" office:value="0">
            <text:p>0</text:p>
          </table:table-cell>
          <table:table-cell table:style-name="ce61" table:formula="of:=SUMIF([$Estimacion_Tiempos.$G$10:.$G$1002];[.$A60];[$Estimacion_Tiempos.AD$10:.AD$1002])" office:value-type="float" office:value="0">
            <text:p>0</text:p>
          </table:table-cell>
          <table:table-cell table:style-name="ce61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7]" office:value-type="string" office:string-value="Pipo">
            <text:p>Pipo</text:p>
          </table:table-cell>
          <table:table-cell table:style-name="ce61" table:formula="of:=SUMIF([$Estimacion_Tiempos.$G$10:.$G$1002];[.$A61];[$Estimacion_Tiempos.H$10:.H$1002])" office:value-type="float" office:value="80">
            <text:p>80</text:p>
          </table:table-cell>
          <table:table-cell table:style-name="ce61" table:formula="of:=SUMIF([$Estimacion_Tiempos.$G$10:.$G$1002];[.$A61];[$Estimacion_Tiempos.I$10:.I$1002])" office:value-type="float" office:value="0">
            <text:p>0</text:p>
          </table:table-cell>
          <table:table-cell table:style-name="ce61" table:formula="of:=SUMIF([$Estimacion_Tiempos.$G$10:.$G$1002];[.$A61];[$Estimacion_Tiempos.J$10:.J$1002])" office:value-type="float" office:value="0">
            <text:p>0</text:p>
          </table:table-cell>
          <table:table-cell table:style-name="ce61" table:formula="of:=SUMIF([$Estimacion_Tiempos.$G$10:.$G$1002];[.$A61];[$Estimacion_Tiempos.K$10:.K$1002])" office:value-type="float" office:value="0">
            <text:p>0</text:p>
          </table:table-cell>
          <table:table-cell table:style-name="ce61" table:formula="of:=SUMIF([$Estimacion_Tiempos.$G$10:.$G$1002];[.$A61];[$Estimacion_Tiempos.L$10:.L$1002])" office:value-type="float" office:value="0">
            <text:p>0</text:p>
          </table:table-cell>
          <table:table-cell table:style-name="ce61" table:formula="of:=SUMIF([$Estimacion_Tiempos.$G$10:.$G$1002];[.$A61];[$Estimacion_Tiempos.M$10:.M$1002])" office:value-type="float" office:value="0">
            <text:p>0</text:p>
          </table:table-cell>
          <table:table-cell table:style-name="ce61" table:formula="of:=SUMIF([$Estimacion_Tiempos.$G$10:.$G$1002];[.$A61];[$Estimacion_Tiempos.N$10:.N$1002])" office:value-type="float" office:value="0">
            <text:p>0</text:p>
          </table:table-cell>
          <table:table-cell table:style-name="ce61" table:formula="of:=SUMIF([$Estimacion_Tiempos.$G$10:.$G$1002];[.$A61];[$Estimacion_Tiempos.O$10:.O$1002])" office:value-type="float" office:value="0">
            <text:p>0</text:p>
          </table:table-cell>
          <table:table-cell table:style-name="ce61" table:formula="of:=SUMIF([$Estimacion_Tiempos.$G$10:.$G$1002];[.$A61];[$Estimacion_Tiempos.P$10:.P$1002])" office:value-type="float" office:value="0">
            <text:p>0</text:p>
          </table:table-cell>
          <table:table-cell table:style-name="ce61" table:formula="of:=SUMIF([$Estimacion_Tiempos.$G$10:.$G$1002];[.$A61];[$Estimacion_Tiempos.Q$10:.Q$1002])" office:value-type="float" office:value="0">
            <text:p>0</text:p>
          </table:table-cell>
          <table:table-cell table:style-name="ce61" table:formula="of:=SUMIF([$Estimacion_Tiempos.$G$10:.$G$1002];[.$A61];[$Estimacion_Tiempos.R$10:.R$1002])" office:value-type="float" office:value="0">
            <text:p>0</text:p>
          </table:table-cell>
          <table:table-cell table:style-name="ce61" table:formula="of:=SUMIF([$Estimacion_Tiempos.$G$10:.$G$1002];[.$A61];[$Estimacion_Tiempos.S$10:.S$1002])" office:value-type="float" office:value="0">
            <text:p>0</text:p>
          </table:table-cell>
          <table:table-cell table:style-name="ce61" table:formula="of:=SUMIF([$Estimacion_Tiempos.$G$10:.$G$1002];[.$A61];[$Estimacion_Tiempos.T$10:.T$1002])" office:value-type="float" office:value="0">
            <text:p>0</text:p>
          </table:table-cell>
          <table:table-cell table:style-name="ce61" table:formula="of:=SUMIF([$Estimacion_Tiempos.$G$10:.$G$1002];[.$A61];[$Estimacion_Tiempos.U$10:.U$1002])" office:value-type="float" office:value="0">
            <text:p>0</text:p>
          </table:table-cell>
          <table:table-cell table:style-name="ce61" table:formula="of:=SUMIF([$Estimacion_Tiempos.$G$10:.$G$1002];[.$A61];[$Estimacion_Tiempos.V$10:.V$1002])" office:value-type="float" office:value="0">
            <text:p>0</text:p>
          </table:table-cell>
          <table:table-cell table:style-name="ce61" table:formula="of:=SUMIF([$Estimacion_Tiempos.$G$10:.$G$1002];[.$A61];[$Estimacion_Tiempos.W$10:.W$1002])" office:value-type="float" office:value="0">
            <text:p>0</text:p>
          </table:table-cell>
          <table:table-cell table:style-name="ce61" table:formula="of:=SUMIF([$Estimacion_Tiempos.$G$10:.$G$1002];[.$A61];[$Estimacion_Tiempos.X$10:.X$1002])" office:value-type="float" office:value="0">
            <text:p>0</text:p>
          </table:table-cell>
          <table:table-cell table:style-name="ce61" table:formula="of:=SUMIF([$Estimacion_Tiempos.$G$10:.$G$1002];[.$A61];[$Estimacion_Tiempos.Y$10:.Y$1002])" office:value-type="float" office:value="0">
            <text:p>0</text:p>
          </table:table-cell>
          <table:table-cell table:style-name="ce61" table:formula="of:=SUMIF([$Estimacion_Tiempos.$G$10:.$G$1002];[.$A61];[$Estimacion_Tiempos.Z$10:.Z$1002])" office:value-type="float" office:value="0">
            <text:p>0</text:p>
          </table:table-cell>
          <table:table-cell table:style-name="ce61" table:formula="of:=SUMIF([$Estimacion_Tiempos.$G$10:.$G$1002];[.$A61];[$Estimacion_Tiempos.AA$10:.AA$1002])" office:value-type="float" office:value="0">
            <text:p>0</text:p>
          </table:table-cell>
          <table:table-cell table:style-name="ce61" table:formula="of:=SUMIF([$Estimacion_Tiempos.$G$10:.$G$1002];[.$A61];[$Estimacion_Tiempos.AB$10:.AB$1002])" office:value-type="float" office:value="0">
            <text:p>0</text:p>
          </table:table-cell>
          <table:table-cell table:style-name="ce61" table:formula="of:=SUMIF([$Estimacion_Tiempos.$G$10:.$G$1002];[.$A61];[$Estimacion_Tiempos.AC$10:.AC$1002])" office:value-type="float" office:value="0">
            <text:p>0</text:p>
          </table:table-cell>
          <table:table-cell table:style-name="ce61" table:formula="of:=SUMIF([$Estimacion_Tiempos.$G$10:.$G$1002];[.$A61];[$Estimacion_Tiempos.AD$10:.AD$1002])" office:value-type="float" office:value="0">
            <text:p>0</text:p>
          </table:table-cell>
          <table:table-cell table:style-name="ce61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8]" office:value-type="string" office:string-value="Tincho">
            <text:p>Tincho</text:p>
          </table:table-cell>
          <table:table-cell table:style-name="ce61" table:formula="of:=SUMIF([$Estimacion_Tiempos.$G$10:.$G$1002];[.$A62];[$Estimacion_Tiempos.H$10:.H$1002])" office:value-type="float" office:value="0">
            <text:p>0</text:p>
          </table:table-cell>
          <table:table-cell table:style-name="ce61" table:formula="of:=SUMIF([$Estimacion_Tiempos.$G$10:.$G$1002];[.$A62];[$Estimacion_Tiempos.I$10:.I$1002])" office:value-type="float" office:value="0">
            <text:p>0</text:p>
          </table:table-cell>
          <table:table-cell table:style-name="ce61" table:formula="of:=SUMIF([$Estimacion_Tiempos.$G$10:.$G$1002];[.$A62];[$Estimacion_Tiempos.J$10:.J$1002])" office:value-type="float" office:value="0">
            <text:p>0</text:p>
          </table:table-cell>
          <table:table-cell table:style-name="ce61" table:formula="of:=SUMIF([$Estimacion_Tiempos.$G$10:.$G$1002];[.$A62];[$Estimacion_Tiempos.K$10:.K$1002])" office:value-type="float" office:value="0">
            <text:p>0</text:p>
          </table:table-cell>
          <table:table-cell table:style-name="ce61" table:formula="of:=SUMIF([$Estimacion_Tiempos.$G$10:.$G$1002];[.$A62];[$Estimacion_Tiempos.L$10:.L$1002])" office:value-type="float" office:value="0">
            <text:p>0</text:p>
          </table:table-cell>
          <table:table-cell table:style-name="ce61" table:formula="of:=SUMIF([$Estimacion_Tiempos.$G$10:.$G$1002];[.$A62];[$Estimacion_Tiempos.M$10:.M$1002])" office:value-type="float" office:value="0">
            <text:p>0</text:p>
          </table:table-cell>
          <table:table-cell table:style-name="ce61" table:formula="of:=SUMIF([$Estimacion_Tiempos.$G$10:.$G$1002];[.$A62];[$Estimacion_Tiempos.N$10:.N$1002])" office:value-type="float" office:value="0">
            <text:p>0</text:p>
          </table:table-cell>
          <table:table-cell table:style-name="ce61" table:formula="of:=SUMIF([$Estimacion_Tiempos.$G$10:.$G$1002];[.$A62];[$Estimacion_Tiempos.O$10:.O$1002])" office:value-type="float" office:value="0">
            <text:p>0</text:p>
          </table:table-cell>
          <table:table-cell table:style-name="ce61" table:formula="of:=SUMIF([$Estimacion_Tiempos.$G$10:.$G$1002];[.$A62];[$Estimacion_Tiempos.P$10:.P$1002])" office:value-type="float" office:value="0">
            <text:p>0</text:p>
          </table:table-cell>
          <table:table-cell table:style-name="ce61" table:formula="of:=SUMIF([$Estimacion_Tiempos.$G$10:.$G$1002];[.$A62];[$Estimacion_Tiempos.Q$10:.Q$1002])" office:value-type="float" office:value="0">
            <text:p>0</text:p>
          </table:table-cell>
          <table:table-cell table:style-name="ce61" table:formula="of:=SUMIF([$Estimacion_Tiempos.$G$10:.$G$1002];[.$A62];[$Estimacion_Tiempos.R$10:.R$1002])" office:value-type="float" office:value="0">
            <text:p>0</text:p>
          </table:table-cell>
          <table:table-cell table:style-name="ce61" table:formula="of:=SUMIF([$Estimacion_Tiempos.$G$10:.$G$1002];[.$A62];[$Estimacion_Tiempos.S$10:.S$1002])" office:value-type="float" office:value="0">
            <text:p>0</text:p>
          </table:table-cell>
          <table:table-cell table:style-name="ce61" table:formula="of:=SUMIF([$Estimacion_Tiempos.$G$10:.$G$1002];[.$A62];[$Estimacion_Tiempos.T$10:.T$1002])" office:value-type="float" office:value="0">
            <text:p>0</text:p>
          </table:table-cell>
          <table:table-cell table:style-name="ce61" table:formula="of:=SUMIF([$Estimacion_Tiempos.$G$10:.$G$1002];[.$A62];[$Estimacion_Tiempos.U$10:.U$1002])" office:value-type="float" office:value="0">
            <text:p>0</text:p>
          </table:table-cell>
          <table:table-cell table:style-name="ce61" table:formula="of:=SUMIF([$Estimacion_Tiempos.$G$10:.$G$1002];[.$A62];[$Estimacion_Tiempos.V$10:.V$1002])" office:value-type="float" office:value="0">
            <text:p>0</text:p>
          </table:table-cell>
          <table:table-cell table:style-name="ce61" table:formula="of:=SUMIF([$Estimacion_Tiempos.$G$10:.$G$1002];[.$A62];[$Estimacion_Tiempos.W$10:.W$1002])" office:value-type="float" office:value="0">
            <text:p>0</text:p>
          </table:table-cell>
          <table:table-cell table:style-name="ce61" table:formula="of:=SUMIF([$Estimacion_Tiempos.$G$10:.$G$1002];[.$A62];[$Estimacion_Tiempos.X$10:.X$1002])" office:value-type="float" office:value="0">
            <text:p>0</text:p>
          </table:table-cell>
          <table:table-cell table:style-name="ce61" table:formula="of:=SUMIF([$Estimacion_Tiempos.$G$10:.$G$1002];[.$A62];[$Estimacion_Tiempos.Y$10:.Y$1002])" office:value-type="float" office:value="0">
            <text:p>0</text:p>
          </table:table-cell>
          <table:table-cell table:style-name="ce61" table:formula="of:=SUMIF([$Estimacion_Tiempos.$G$10:.$G$1002];[.$A62];[$Estimacion_Tiempos.Z$10:.Z$1002])" office:value-type="float" office:value="0">
            <text:p>0</text:p>
          </table:table-cell>
          <table:table-cell table:style-name="ce61" table:formula="of:=SUMIF([$Estimacion_Tiempos.$G$10:.$G$1002];[.$A62];[$Estimacion_Tiempos.AA$10:.AA$1002])" office:value-type="float" office:value="0">
            <text:p>0</text:p>
          </table:table-cell>
          <table:table-cell table:style-name="ce61" table:formula="of:=SUMIF([$Estimacion_Tiempos.$G$10:.$G$1002];[.$A62];[$Estimacion_Tiempos.AB$10:.AB$1002])" office:value-type="float" office:value="0">
            <text:p>0</text:p>
          </table:table-cell>
          <table:table-cell table:style-name="ce61" table:formula="of:=SUMIF([$Estimacion_Tiempos.$G$10:.$G$1002];[.$A62];[$Estimacion_Tiempos.AC$10:.AC$1002])" office:value-type="float" office:value="0">
            <text:p>0</text:p>
          </table:table-cell>
          <table:table-cell table:style-name="ce61" table:formula="of:=SUMIF([$Estimacion_Tiempos.$G$10:.$G$1002];[.$A62];[$Estimacion_Tiempos.AD$10:.AD$1002])" office:value-type="float" office:value="0">
            <text:p>0</text:p>
          </table:table-cell>
          <table:table-cell table:style-name="ce61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9]" office:value-type="string" office:string-value="TODOS">
            <text:p>TODOS</text:p>
          </table:table-cell>
          <table:table-cell table:style-name="ce61" table:formula="of:=SUMIF([$Estimacion_Tiempos.$G$10:.$G$1002];[.$A63];[$Estimacion_Tiempos.H$10:.H$1002])" office:value-type="float" office:value="0">
            <text:p>0</text:p>
          </table:table-cell>
          <table:table-cell table:style-name="ce61" table:formula="of:=SUMIF([$Estimacion_Tiempos.$G$10:.$G$1002];[.$A63];[$Estimacion_Tiempos.I$10:.I$1002])" office:value-type="float" office:value="0">
            <text:p>0</text:p>
          </table:table-cell>
          <table:table-cell table:style-name="ce61" table:formula="of:=SUMIF([$Estimacion_Tiempos.$G$10:.$G$1002];[.$A63];[$Estimacion_Tiempos.J$10:.J$1002])" office:value-type="float" office:value="0">
            <text:p>0</text:p>
          </table:table-cell>
          <table:table-cell table:style-name="ce61" table:formula="of:=SUMIF([$Estimacion_Tiempos.$G$10:.$G$1002];[.$A63];[$Estimacion_Tiempos.K$10:.K$1002])" office:value-type="float" office:value="0">
            <text:p>0</text:p>
          </table:table-cell>
          <table:table-cell table:style-name="ce61" table:formula="of:=SUMIF([$Estimacion_Tiempos.$G$10:.$G$1002];[.$A63];[$Estimacion_Tiempos.L$10:.L$1002])" office:value-type="float" office:value="0">
            <text:p>0</text:p>
          </table:table-cell>
          <table:table-cell table:style-name="ce61" table:formula="of:=SUMIF([$Estimacion_Tiempos.$G$10:.$G$1002];[.$A63];[$Estimacion_Tiempos.M$10:.M$1002])" office:value-type="float" office:value="0">
            <text:p>0</text:p>
          </table:table-cell>
          <table:table-cell table:style-name="ce61" table:formula="of:=SUMIF([$Estimacion_Tiempos.$G$10:.$G$1002];[.$A63];[$Estimacion_Tiempos.N$10:.N$1002])" office:value-type="float" office:value="0">
            <text:p>0</text:p>
          </table:table-cell>
          <table:table-cell table:style-name="ce61" table:formula="of:=SUMIF([$Estimacion_Tiempos.$G$10:.$G$1002];[.$A63];[$Estimacion_Tiempos.O$10:.O$1002])" office:value-type="float" office:value="0">
            <text:p>0</text:p>
          </table:table-cell>
          <table:table-cell table:style-name="ce61" table:formula="of:=SUMIF([$Estimacion_Tiempos.$G$10:.$G$1002];[.$A63];[$Estimacion_Tiempos.P$10:.P$1002])" office:value-type="float" office:value="0">
            <text:p>0</text:p>
          </table:table-cell>
          <table:table-cell table:style-name="ce61" table:formula="of:=SUMIF([$Estimacion_Tiempos.$G$10:.$G$1002];[.$A63];[$Estimacion_Tiempos.Q$10:.Q$1002])" office:value-type="float" office:value="0">
            <text:p>0</text:p>
          </table:table-cell>
          <table:table-cell table:style-name="ce61" table:formula="of:=SUMIF([$Estimacion_Tiempos.$G$10:.$G$1002];[.$A63];[$Estimacion_Tiempos.R$10:.R$1002])" office:value-type="float" office:value="0">
            <text:p>0</text:p>
          </table:table-cell>
          <table:table-cell table:style-name="ce61" table:formula="of:=SUMIF([$Estimacion_Tiempos.$G$10:.$G$1002];[.$A63];[$Estimacion_Tiempos.S$10:.S$1002])" office:value-type="float" office:value="0">
            <text:p>0</text:p>
          </table:table-cell>
          <table:table-cell table:style-name="ce61" table:formula="of:=SUMIF([$Estimacion_Tiempos.$G$10:.$G$1002];[.$A63];[$Estimacion_Tiempos.T$10:.T$1002])" office:value-type="float" office:value="0">
            <text:p>0</text:p>
          </table:table-cell>
          <table:table-cell table:style-name="ce61" table:formula="of:=SUMIF([$Estimacion_Tiempos.$G$10:.$G$1002];[.$A63];[$Estimacion_Tiempos.U$10:.U$1002])" office:value-type="float" office:value="0">
            <text:p>0</text:p>
          </table:table-cell>
          <table:table-cell table:style-name="ce61" table:formula="of:=SUMIF([$Estimacion_Tiempos.$G$10:.$G$1002];[.$A63];[$Estimacion_Tiempos.V$10:.V$1002])" office:value-type="float" office:value="0">
            <text:p>0</text:p>
          </table:table-cell>
          <table:table-cell table:style-name="ce61" table:formula="of:=SUMIF([$Estimacion_Tiempos.$G$10:.$G$1002];[.$A63];[$Estimacion_Tiempos.W$10:.W$1002])" office:value-type="float" office:value="0">
            <text:p>0</text:p>
          </table:table-cell>
          <table:table-cell table:style-name="ce61" table:formula="of:=SUMIF([$Estimacion_Tiempos.$G$10:.$G$1002];[.$A63];[$Estimacion_Tiempos.X$10:.X$1002])" office:value-type="float" office:value="0">
            <text:p>0</text:p>
          </table:table-cell>
          <table:table-cell table:style-name="ce61" table:formula="of:=SUMIF([$Estimacion_Tiempos.$G$10:.$G$1002];[.$A63];[$Estimacion_Tiempos.Y$10:.Y$1002])" office:value-type="float" office:value="0">
            <text:p>0</text:p>
          </table:table-cell>
          <table:table-cell table:style-name="ce61" table:formula="of:=SUMIF([$Estimacion_Tiempos.$G$10:.$G$1002];[.$A63];[$Estimacion_Tiempos.Z$10:.Z$1002])" office:value-type="float" office:value="0">
            <text:p>0</text:p>
          </table:table-cell>
          <table:table-cell table:style-name="ce61" table:formula="of:=SUMIF([$Estimacion_Tiempos.$G$10:.$G$1002];[.$A63];[$Estimacion_Tiempos.AA$10:.AA$1002])" office:value-type="float" office:value="0">
            <text:p>0</text:p>
          </table:table-cell>
          <table:table-cell table:style-name="ce61" table:formula="of:=SUMIF([$Estimacion_Tiempos.$G$10:.$G$1002];[.$A63];[$Estimacion_Tiempos.AB$10:.AB$1002])" office:value-type="float" office:value="0">
            <text:p>0</text:p>
          </table:table-cell>
          <table:table-cell table:style-name="ce61" table:formula="of:=SUMIF([$Estimacion_Tiempos.$G$10:.$G$1002];[.$A63];[$Estimacion_Tiempos.AC$10:.AC$1002])" office:value-type="float" office:value="0">
            <text:p>0</text:p>
          </table:table-cell>
          <table:table-cell table:style-name="ce61" table:formula="of:=SUMIF([$Estimacion_Tiempos.$G$10:.$G$1002];[.$A63];[$Estimacion_Tiempos.AD$10:.AD$1002])" office:value-type="float" office:value="0">
            <text:p>0</text:p>
          </table:table-cell>
          <table:table-cell table:style-name="ce61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0]" office:value-type="float" office:value="0">
            <text:p>0</text:p>
          </table:table-cell>
          <table:table-cell table:style-name="ce61" table:formula="of:=SUMIF([$Estimacion_Tiempos.$G$10:.$G$1002];[.$A64];[$Estimacion_Tiempos.H$10:.H$1002])" office:value-type="float" office:value="0">
            <text:p>0</text:p>
          </table:table-cell>
          <table:table-cell table:style-name="ce61" table:formula="of:=SUMIF([$Estimacion_Tiempos.$G$10:.$G$1002];[.$A64];[$Estimacion_Tiempos.I$10:.I$1002])" office:value-type="float" office:value="0">
            <text:p>0</text:p>
          </table:table-cell>
          <table:table-cell table:style-name="ce61" table:formula="of:=SUMIF([$Estimacion_Tiempos.$G$10:.$G$1002];[.$A64];[$Estimacion_Tiempos.J$10:.J$1002])" office:value-type="float" office:value="0">
            <text:p>0</text:p>
          </table:table-cell>
          <table:table-cell table:style-name="ce61" table:formula="of:=SUMIF([$Estimacion_Tiempos.$G$10:.$G$1002];[.$A64];[$Estimacion_Tiempos.K$10:.K$1002])" office:value-type="float" office:value="0">
            <text:p>0</text:p>
          </table:table-cell>
          <table:table-cell table:style-name="ce61" table:formula="of:=SUMIF([$Estimacion_Tiempos.$G$10:.$G$1002];[.$A64];[$Estimacion_Tiempos.L$10:.L$1002])" office:value-type="float" office:value="0">
            <text:p>0</text:p>
          </table:table-cell>
          <table:table-cell table:style-name="ce61" table:formula="of:=SUMIF([$Estimacion_Tiempos.$G$10:.$G$1002];[.$A64];[$Estimacion_Tiempos.M$10:.M$1002])" office:value-type="float" office:value="0">
            <text:p>0</text:p>
          </table:table-cell>
          <table:table-cell table:style-name="ce61" table:formula="of:=SUMIF([$Estimacion_Tiempos.$G$10:.$G$1002];[.$A64];[$Estimacion_Tiempos.N$10:.N$1002])" office:value-type="float" office:value="0">
            <text:p>0</text:p>
          </table:table-cell>
          <table:table-cell table:style-name="ce61" table:formula="of:=SUMIF([$Estimacion_Tiempos.$G$10:.$G$1002];[.$A64];[$Estimacion_Tiempos.O$10:.O$1002])" office:value-type="float" office:value="0">
            <text:p>0</text:p>
          </table:table-cell>
          <table:table-cell table:style-name="ce61" table:formula="of:=SUMIF([$Estimacion_Tiempos.$G$10:.$G$1002];[.$A64];[$Estimacion_Tiempos.P$10:.P$1002])" office:value-type="float" office:value="0">
            <text:p>0</text:p>
          </table:table-cell>
          <table:table-cell table:style-name="ce61" table:formula="of:=SUMIF([$Estimacion_Tiempos.$G$10:.$G$1002];[.$A64];[$Estimacion_Tiempos.Q$10:.Q$1002])" office:value-type="float" office:value="0">
            <text:p>0</text:p>
          </table:table-cell>
          <table:table-cell table:style-name="ce61" table:formula="of:=SUMIF([$Estimacion_Tiempos.$G$10:.$G$1002];[.$A64];[$Estimacion_Tiempos.R$10:.R$1002])" office:value-type="float" office:value="0">
            <text:p>0</text:p>
          </table:table-cell>
          <table:table-cell table:style-name="ce61" table:formula="of:=SUMIF([$Estimacion_Tiempos.$G$10:.$G$1002];[.$A64];[$Estimacion_Tiempos.S$10:.S$1002])" office:value-type="float" office:value="0">
            <text:p>0</text:p>
          </table:table-cell>
          <table:table-cell table:style-name="ce61" table:formula="of:=SUMIF([$Estimacion_Tiempos.$G$10:.$G$1002];[.$A64];[$Estimacion_Tiempos.T$10:.T$1002])" office:value-type="float" office:value="0">
            <text:p>0</text:p>
          </table:table-cell>
          <table:table-cell table:style-name="ce61" table:formula="of:=SUMIF([$Estimacion_Tiempos.$G$10:.$G$1002];[.$A64];[$Estimacion_Tiempos.U$10:.U$1002])" office:value-type="float" office:value="0">
            <text:p>0</text:p>
          </table:table-cell>
          <table:table-cell table:style-name="ce61" table:formula="of:=SUMIF([$Estimacion_Tiempos.$G$10:.$G$1002];[.$A64];[$Estimacion_Tiempos.V$10:.V$1002])" office:value-type="float" office:value="0">
            <text:p>0</text:p>
          </table:table-cell>
          <table:table-cell table:style-name="ce61" table:formula="of:=SUMIF([$Estimacion_Tiempos.$G$10:.$G$1002];[.$A64];[$Estimacion_Tiempos.W$10:.W$1002])" office:value-type="float" office:value="0">
            <text:p>0</text:p>
          </table:table-cell>
          <table:table-cell table:style-name="ce61" table:formula="of:=SUMIF([$Estimacion_Tiempos.$G$10:.$G$1002];[.$A64];[$Estimacion_Tiempos.X$10:.X$1002])" office:value-type="float" office:value="0">
            <text:p>0</text:p>
          </table:table-cell>
          <table:table-cell table:style-name="ce61" table:formula="of:=SUMIF([$Estimacion_Tiempos.$G$10:.$G$1002];[.$A64];[$Estimacion_Tiempos.Y$10:.Y$1002])" office:value-type="float" office:value="0">
            <text:p>0</text:p>
          </table:table-cell>
          <table:table-cell table:style-name="ce61" table:formula="of:=SUMIF([$Estimacion_Tiempos.$G$10:.$G$1002];[.$A64];[$Estimacion_Tiempos.Z$10:.Z$1002])" office:value-type="float" office:value="0">
            <text:p>0</text:p>
          </table:table-cell>
          <table:table-cell table:style-name="ce61" table:formula="of:=SUMIF([$Estimacion_Tiempos.$G$10:.$G$1002];[.$A64];[$Estimacion_Tiempos.AA$10:.AA$1002])" office:value-type="float" office:value="0">
            <text:p>0</text:p>
          </table:table-cell>
          <table:table-cell table:style-name="ce61" table:formula="of:=SUMIF([$Estimacion_Tiempos.$G$10:.$G$1002];[.$A64];[$Estimacion_Tiempos.AB$10:.AB$1002])" office:value-type="float" office:value="0">
            <text:p>0</text:p>
          </table:table-cell>
          <table:table-cell table:style-name="ce61" table:formula="of:=SUMIF([$Estimacion_Tiempos.$G$10:.$G$1002];[.$A64];[$Estimacion_Tiempos.AC$10:.AC$1002])" office:value-type="float" office:value="0">
            <text:p>0</text:p>
          </table:table-cell>
          <table:table-cell table:style-name="ce61" table:formula="of:=SUMIF([$Estimacion_Tiempos.$G$10:.$G$1002];[.$A64];[$Estimacion_Tiempos.AD$10:.AD$1002])" office:value-type="float" office:value="0">
            <text:p>0</text:p>
          </table:table-cell>
          <table:table-cell table:style-name="ce61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1]" office:value-type="float" office:value="0">
            <text:p>0</text:p>
          </table:table-cell>
          <table:table-cell table:style-name="ce61" table:formula="of:=SUMIF([$Estimacion_Tiempos.$G$10:.$G$1002];[.$A65];[$Estimacion_Tiempos.H$10:.H$1002])" office:value-type="float" office:value="0">
            <text:p>0</text:p>
          </table:table-cell>
          <table:table-cell table:style-name="ce61" table:formula="of:=SUMIF([$Estimacion_Tiempos.$G$10:.$G$1002];[.$A65];[$Estimacion_Tiempos.I$10:.I$1002])" office:value-type="float" office:value="0">
            <text:p>0</text:p>
          </table:table-cell>
          <table:table-cell table:style-name="ce61" table:formula="of:=SUMIF([$Estimacion_Tiempos.$G$10:.$G$1002];[.$A65];[$Estimacion_Tiempos.J$10:.J$1002])" office:value-type="float" office:value="0">
            <text:p>0</text:p>
          </table:table-cell>
          <table:table-cell table:style-name="ce61" table:formula="of:=SUMIF([$Estimacion_Tiempos.$G$10:.$G$1002];[.$A65];[$Estimacion_Tiempos.K$10:.K$1002])" office:value-type="float" office:value="0">
            <text:p>0</text:p>
          </table:table-cell>
          <table:table-cell table:style-name="ce61" table:formula="of:=SUMIF([$Estimacion_Tiempos.$G$10:.$G$1002];[.$A65];[$Estimacion_Tiempos.L$10:.L$1002])" office:value-type="float" office:value="0">
            <text:p>0</text:p>
          </table:table-cell>
          <table:table-cell table:style-name="ce61" table:formula="of:=SUMIF([$Estimacion_Tiempos.$G$10:.$G$1002];[.$A65];[$Estimacion_Tiempos.M$10:.M$1002])" office:value-type="float" office:value="0">
            <text:p>0</text:p>
          </table:table-cell>
          <table:table-cell table:style-name="ce61" table:formula="of:=SUMIF([$Estimacion_Tiempos.$G$10:.$G$1002];[.$A65];[$Estimacion_Tiempos.N$10:.N$1002])" office:value-type="float" office:value="0">
            <text:p>0</text:p>
          </table:table-cell>
          <table:table-cell table:style-name="ce61" table:formula="of:=SUMIF([$Estimacion_Tiempos.$G$10:.$G$1002];[.$A65];[$Estimacion_Tiempos.O$10:.O$1002])" office:value-type="float" office:value="0">
            <text:p>0</text:p>
          </table:table-cell>
          <table:table-cell table:style-name="ce61" table:formula="of:=SUMIF([$Estimacion_Tiempos.$G$10:.$G$1002];[.$A65];[$Estimacion_Tiempos.P$10:.P$1002])" office:value-type="float" office:value="0">
            <text:p>0</text:p>
          </table:table-cell>
          <table:table-cell table:style-name="ce61" table:formula="of:=SUMIF([$Estimacion_Tiempos.$G$10:.$G$1002];[.$A65];[$Estimacion_Tiempos.Q$10:.Q$1002])" office:value-type="float" office:value="0">
            <text:p>0</text:p>
          </table:table-cell>
          <table:table-cell table:style-name="ce61" table:formula="of:=SUMIF([$Estimacion_Tiempos.$G$10:.$G$1002];[.$A65];[$Estimacion_Tiempos.R$10:.R$1002])" office:value-type="float" office:value="0">
            <text:p>0</text:p>
          </table:table-cell>
          <table:table-cell table:style-name="ce61" table:formula="of:=SUMIF([$Estimacion_Tiempos.$G$10:.$G$1002];[.$A65];[$Estimacion_Tiempos.S$10:.S$1002])" office:value-type="float" office:value="0">
            <text:p>0</text:p>
          </table:table-cell>
          <table:table-cell table:style-name="ce61" table:formula="of:=SUMIF([$Estimacion_Tiempos.$G$10:.$G$1002];[.$A65];[$Estimacion_Tiempos.T$10:.T$1002])" office:value-type="float" office:value="0">
            <text:p>0</text:p>
          </table:table-cell>
          <table:table-cell table:style-name="ce61" table:formula="of:=SUMIF([$Estimacion_Tiempos.$G$10:.$G$1002];[.$A65];[$Estimacion_Tiempos.U$10:.U$1002])" office:value-type="float" office:value="0">
            <text:p>0</text:p>
          </table:table-cell>
          <table:table-cell table:style-name="ce61" table:formula="of:=SUMIF([$Estimacion_Tiempos.$G$10:.$G$1002];[.$A65];[$Estimacion_Tiempos.V$10:.V$1002])" office:value-type="float" office:value="0">
            <text:p>0</text:p>
          </table:table-cell>
          <table:table-cell table:style-name="ce61" table:formula="of:=SUMIF([$Estimacion_Tiempos.$G$10:.$G$1002];[.$A65];[$Estimacion_Tiempos.W$10:.W$1002])" office:value-type="float" office:value="0">
            <text:p>0</text:p>
          </table:table-cell>
          <table:table-cell table:style-name="ce61" table:formula="of:=SUMIF([$Estimacion_Tiempos.$G$10:.$G$1002];[.$A65];[$Estimacion_Tiempos.X$10:.X$1002])" office:value-type="float" office:value="0">
            <text:p>0</text:p>
          </table:table-cell>
          <table:table-cell table:style-name="ce61" table:formula="of:=SUMIF([$Estimacion_Tiempos.$G$10:.$G$1002];[.$A65];[$Estimacion_Tiempos.Y$10:.Y$1002])" office:value-type="float" office:value="0">
            <text:p>0</text:p>
          </table:table-cell>
          <table:table-cell table:style-name="ce61" table:formula="of:=SUMIF([$Estimacion_Tiempos.$G$10:.$G$1002];[.$A65];[$Estimacion_Tiempos.Z$10:.Z$1002])" office:value-type="float" office:value="0">
            <text:p>0</text:p>
          </table:table-cell>
          <table:table-cell table:style-name="ce61" table:formula="of:=SUMIF([$Estimacion_Tiempos.$G$10:.$G$1002];[.$A65];[$Estimacion_Tiempos.AA$10:.AA$1002])" office:value-type="float" office:value="0">
            <text:p>0</text:p>
          </table:table-cell>
          <table:table-cell table:style-name="ce61" table:formula="of:=SUMIF([$Estimacion_Tiempos.$G$10:.$G$1002];[.$A65];[$Estimacion_Tiempos.AB$10:.AB$1002])" office:value-type="float" office:value="0">
            <text:p>0</text:p>
          </table:table-cell>
          <table:table-cell table:style-name="ce61" table:formula="of:=SUMIF([$Estimacion_Tiempos.$G$10:.$G$1002];[.$A65];[$Estimacion_Tiempos.AC$10:.AC$1002])" office:value-type="float" office:value="0">
            <text:p>0</text:p>
          </table:table-cell>
          <table:table-cell table:style-name="ce61" table:formula="of:=SUMIF([$Estimacion_Tiempos.$G$10:.$G$1002];[.$A65];[$Estimacion_Tiempos.AD$10:.AD$1002])" office:value-type="float" office:value="0">
            <text:p>0</text:p>
          </table:table-cell>
          <table:table-cell table:style-name="ce61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2]" office:value-type="float" office:value="0">
            <text:p>0</text:p>
          </table:table-cell>
          <table:table-cell table:style-name="ce61" table:formula="of:=SUMIF([$Estimacion_Tiempos.$G$10:.$G$1002];[.$A66];[$Estimacion_Tiempos.H$10:.H$1002])" office:value-type="float" office:value="0">
            <text:p>0</text:p>
          </table:table-cell>
          <table:table-cell table:style-name="ce61" table:formula="of:=SUMIF([$Estimacion_Tiempos.$G$10:.$G$1002];[.$A66];[$Estimacion_Tiempos.I$10:.I$1002])" office:value-type="float" office:value="0">
            <text:p>0</text:p>
          </table:table-cell>
          <table:table-cell table:style-name="ce61" table:formula="of:=SUMIF([$Estimacion_Tiempos.$G$10:.$G$1002];[.$A66];[$Estimacion_Tiempos.J$10:.J$1002])" office:value-type="float" office:value="0">
            <text:p>0</text:p>
          </table:table-cell>
          <table:table-cell table:style-name="ce61" table:formula="of:=SUMIF([$Estimacion_Tiempos.$G$10:.$G$1002];[.$A66];[$Estimacion_Tiempos.K$10:.K$1002])" office:value-type="float" office:value="0">
            <text:p>0</text:p>
          </table:table-cell>
          <table:table-cell table:style-name="ce61" table:formula="of:=SUMIF([$Estimacion_Tiempos.$G$10:.$G$1002];[.$A66];[$Estimacion_Tiempos.L$10:.L$1002])" office:value-type="float" office:value="0">
            <text:p>0</text:p>
          </table:table-cell>
          <table:table-cell table:style-name="ce61" table:formula="of:=SUMIF([$Estimacion_Tiempos.$G$10:.$G$1002];[.$A66];[$Estimacion_Tiempos.M$10:.M$1002])" office:value-type="float" office:value="0">
            <text:p>0</text:p>
          </table:table-cell>
          <table:table-cell table:style-name="ce61" table:formula="of:=SUMIF([$Estimacion_Tiempos.$G$10:.$G$1002];[.$A66];[$Estimacion_Tiempos.N$10:.N$1002])" office:value-type="float" office:value="0">
            <text:p>0</text:p>
          </table:table-cell>
          <table:table-cell table:style-name="ce61" table:formula="of:=SUMIF([$Estimacion_Tiempos.$G$10:.$G$1002];[.$A66];[$Estimacion_Tiempos.O$10:.O$1002])" office:value-type="float" office:value="0">
            <text:p>0</text:p>
          </table:table-cell>
          <table:table-cell table:style-name="ce61" table:formula="of:=SUMIF([$Estimacion_Tiempos.$G$10:.$G$1002];[.$A66];[$Estimacion_Tiempos.P$10:.P$1002])" office:value-type="float" office:value="0">
            <text:p>0</text:p>
          </table:table-cell>
          <table:table-cell table:style-name="ce61" table:formula="of:=SUMIF([$Estimacion_Tiempos.$G$10:.$G$1002];[.$A66];[$Estimacion_Tiempos.Q$10:.Q$1002])" office:value-type="float" office:value="0">
            <text:p>0</text:p>
          </table:table-cell>
          <table:table-cell table:style-name="ce61" table:formula="of:=SUMIF([$Estimacion_Tiempos.$G$10:.$G$1002];[.$A66];[$Estimacion_Tiempos.R$10:.R$1002])" office:value-type="float" office:value="0">
            <text:p>0</text:p>
          </table:table-cell>
          <table:table-cell table:style-name="ce61" table:formula="of:=SUMIF([$Estimacion_Tiempos.$G$10:.$G$1002];[.$A66];[$Estimacion_Tiempos.S$10:.S$1002])" office:value-type="float" office:value="0">
            <text:p>0</text:p>
          </table:table-cell>
          <table:table-cell table:style-name="ce61" table:formula="of:=SUMIF([$Estimacion_Tiempos.$G$10:.$G$1002];[.$A66];[$Estimacion_Tiempos.T$10:.T$1002])" office:value-type="float" office:value="0">
            <text:p>0</text:p>
          </table:table-cell>
          <table:table-cell table:style-name="ce61" table:formula="of:=SUMIF([$Estimacion_Tiempos.$G$10:.$G$1002];[.$A66];[$Estimacion_Tiempos.U$10:.U$1002])" office:value-type="float" office:value="0">
            <text:p>0</text:p>
          </table:table-cell>
          <table:table-cell table:style-name="ce61" table:formula="of:=SUMIF([$Estimacion_Tiempos.$G$10:.$G$1002];[.$A66];[$Estimacion_Tiempos.V$10:.V$1002])" office:value-type="float" office:value="0">
            <text:p>0</text:p>
          </table:table-cell>
          <table:table-cell table:style-name="ce61" table:formula="of:=SUMIF([$Estimacion_Tiempos.$G$10:.$G$1002];[.$A66];[$Estimacion_Tiempos.W$10:.W$1002])" office:value-type="float" office:value="0">
            <text:p>0</text:p>
          </table:table-cell>
          <table:table-cell table:style-name="ce61" table:formula="of:=SUMIF([$Estimacion_Tiempos.$G$10:.$G$1002];[.$A66];[$Estimacion_Tiempos.X$10:.X$1002])" office:value-type="float" office:value="0">
            <text:p>0</text:p>
          </table:table-cell>
          <table:table-cell table:style-name="ce61" table:formula="of:=SUMIF([$Estimacion_Tiempos.$G$10:.$G$1002];[.$A66];[$Estimacion_Tiempos.Y$10:.Y$1002])" office:value-type="float" office:value="0">
            <text:p>0</text:p>
          </table:table-cell>
          <table:table-cell table:style-name="ce61" table:formula="of:=SUMIF([$Estimacion_Tiempos.$G$10:.$G$1002];[.$A66];[$Estimacion_Tiempos.Z$10:.Z$1002])" office:value-type="float" office:value="0">
            <text:p>0</text:p>
          </table:table-cell>
          <table:table-cell table:style-name="ce61" table:formula="of:=SUMIF([$Estimacion_Tiempos.$G$10:.$G$1002];[.$A66];[$Estimacion_Tiempos.AA$10:.AA$1002])" office:value-type="float" office:value="0">
            <text:p>0</text:p>
          </table:table-cell>
          <table:table-cell table:style-name="ce61" table:formula="of:=SUMIF([$Estimacion_Tiempos.$G$10:.$G$1002];[.$A66];[$Estimacion_Tiempos.AB$10:.AB$1002])" office:value-type="float" office:value="0">
            <text:p>0</text:p>
          </table:table-cell>
          <table:table-cell table:style-name="ce61" table:formula="of:=SUMIF([$Estimacion_Tiempos.$G$10:.$G$1002];[.$A66];[$Estimacion_Tiempos.AC$10:.AC$1002])" office:value-type="float" office:value="0">
            <text:p>0</text:p>
          </table:table-cell>
          <table:table-cell table:style-name="ce61" table:formula="of:=SUMIF([$Estimacion_Tiempos.$G$10:.$G$1002];[.$A66];[$Estimacion_Tiempos.AD$10:.AD$1002])" office:value-type="float" office:value="0">
            <text:p>0</text:p>
          </table:table-cell>
          <table:table-cell table:style-name="ce61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3]" office:value-type="float" office:value="0">
            <text:p>0</text:p>
          </table:table-cell>
          <table:table-cell table:style-name="ce61" table:formula="of:=SUMIF([$Estimacion_Tiempos.$G$10:.$G$1002];[.$A67];[$Estimacion_Tiempos.H$10:.H$1002])" office:value-type="float" office:value="0">
            <text:p>0</text:p>
          </table:table-cell>
          <table:table-cell table:style-name="ce61" table:formula="of:=SUMIF([$Estimacion_Tiempos.$G$10:.$G$1002];[.$A67];[$Estimacion_Tiempos.I$10:.I$1002])" office:value-type="float" office:value="0">
            <text:p>0</text:p>
          </table:table-cell>
          <table:table-cell table:style-name="ce61" table:formula="of:=SUMIF([$Estimacion_Tiempos.$G$10:.$G$1002];[.$A67];[$Estimacion_Tiempos.J$10:.J$1002])" office:value-type="float" office:value="0">
            <text:p>0</text:p>
          </table:table-cell>
          <table:table-cell table:style-name="ce61" table:formula="of:=SUMIF([$Estimacion_Tiempos.$G$10:.$G$1002];[.$A67];[$Estimacion_Tiempos.K$10:.K$1002])" office:value-type="float" office:value="0">
            <text:p>0</text:p>
          </table:table-cell>
          <table:table-cell table:style-name="ce61" table:formula="of:=SUMIF([$Estimacion_Tiempos.$G$10:.$G$1002];[.$A67];[$Estimacion_Tiempos.L$10:.L$1002])" office:value-type="float" office:value="0">
            <text:p>0</text:p>
          </table:table-cell>
          <table:table-cell table:style-name="ce61" table:formula="of:=SUMIF([$Estimacion_Tiempos.$G$10:.$G$1002];[.$A67];[$Estimacion_Tiempos.M$10:.M$1002])" office:value-type="float" office:value="0">
            <text:p>0</text:p>
          </table:table-cell>
          <table:table-cell table:style-name="ce61" table:formula="of:=SUMIF([$Estimacion_Tiempos.$G$10:.$G$1002];[.$A67];[$Estimacion_Tiempos.N$10:.N$1002])" office:value-type="float" office:value="0">
            <text:p>0</text:p>
          </table:table-cell>
          <table:table-cell table:style-name="ce61" table:formula="of:=SUMIF([$Estimacion_Tiempos.$G$10:.$G$1002];[.$A67];[$Estimacion_Tiempos.O$10:.O$1002])" office:value-type="float" office:value="0">
            <text:p>0</text:p>
          </table:table-cell>
          <table:table-cell table:style-name="ce61" table:formula="of:=SUMIF([$Estimacion_Tiempos.$G$10:.$G$1002];[.$A67];[$Estimacion_Tiempos.P$10:.P$1002])" office:value-type="float" office:value="0">
            <text:p>0</text:p>
          </table:table-cell>
          <table:table-cell table:style-name="ce61" table:formula="of:=SUMIF([$Estimacion_Tiempos.$G$10:.$G$1002];[.$A67];[$Estimacion_Tiempos.Q$10:.Q$1002])" office:value-type="float" office:value="0">
            <text:p>0</text:p>
          </table:table-cell>
          <table:table-cell table:style-name="ce61" table:formula="of:=SUMIF([$Estimacion_Tiempos.$G$10:.$G$1002];[.$A67];[$Estimacion_Tiempos.R$10:.R$1002])" office:value-type="float" office:value="0">
            <text:p>0</text:p>
          </table:table-cell>
          <table:table-cell table:style-name="ce61" table:formula="of:=SUMIF([$Estimacion_Tiempos.$G$10:.$G$1002];[.$A67];[$Estimacion_Tiempos.S$10:.S$1002])" office:value-type="float" office:value="0">
            <text:p>0</text:p>
          </table:table-cell>
          <table:table-cell table:style-name="ce61" table:formula="of:=SUMIF([$Estimacion_Tiempos.$G$10:.$G$1002];[.$A67];[$Estimacion_Tiempos.T$10:.T$1002])" office:value-type="float" office:value="0">
            <text:p>0</text:p>
          </table:table-cell>
          <table:table-cell table:style-name="ce61" table:formula="of:=SUMIF([$Estimacion_Tiempos.$G$10:.$G$1002];[.$A67];[$Estimacion_Tiempos.U$10:.U$1002])" office:value-type="float" office:value="0">
            <text:p>0</text:p>
          </table:table-cell>
          <table:table-cell table:style-name="ce61" table:formula="of:=SUMIF([$Estimacion_Tiempos.$G$10:.$G$1002];[.$A67];[$Estimacion_Tiempos.V$10:.V$1002])" office:value-type="float" office:value="0">
            <text:p>0</text:p>
          </table:table-cell>
          <table:table-cell table:style-name="ce61" table:formula="of:=SUMIF([$Estimacion_Tiempos.$G$10:.$G$1002];[.$A67];[$Estimacion_Tiempos.W$10:.W$1002])" office:value-type="float" office:value="0">
            <text:p>0</text:p>
          </table:table-cell>
          <table:table-cell table:style-name="ce61" table:formula="of:=SUMIF([$Estimacion_Tiempos.$G$10:.$G$1002];[.$A67];[$Estimacion_Tiempos.X$10:.X$1002])" office:value-type="float" office:value="0">
            <text:p>0</text:p>
          </table:table-cell>
          <table:table-cell table:style-name="ce61" table:formula="of:=SUMIF([$Estimacion_Tiempos.$G$10:.$G$1002];[.$A67];[$Estimacion_Tiempos.Y$10:.Y$1002])" office:value-type="float" office:value="0">
            <text:p>0</text:p>
          </table:table-cell>
          <table:table-cell table:style-name="ce61" table:formula="of:=SUMIF([$Estimacion_Tiempos.$G$10:.$G$1002];[.$A67];[$Estimacion_Tiempos.Z$10:.Z$1002])" office:value-type="float" office:value="0">
            <text:p>0</text:p>
          </table:table-cell>
          <table:table-cell table:style-name="ce61" table:formula="of:=SUMIF([$Estimacion_Tiempos.$G$10:.$G$1002];[.$A67];[$Estimacion_Tiempos.AA$10:.AA$1002])" office:value-type="float" office:value="0">
            <text:p>0</text:p>
          </table:table-cell>
          <table:table-cell table:style-name="ce61" table:formula="of:=SUMIF([$Estimacion_Tiempos.$G$10:.$G$1002];[.$A67];[$Estimacion_Tiempos.AB$10:.AB$1002])" office:value-type="float" office:value="0">
            <text:p>0</text:p>
          </table:table-cell>
          <table:table-cell table:style-name="ce61" table:formula="of:=SUMIF([$Estimacion_Tiempos.$G$10:.$G$1002];[.$A67];[$Estimacion_Tiempos.AC$10:.AC$1002])" office:value-type="float" office:value="0">
            <text:p>0</text:p>
          </table:table-cell>
          <table:table-cell table:style-name="ce61" table:formula="of:=SUMIF([$Estimacion_Tiempos.$G$10:.$G$1002];[.$A67];[$Estimacion_Tiempos.AD$10:.AD$1002])" office:value-type="float" office:value="0">
            <text:p>0</text:p>
          </table:table-cell>
          <table:table-cell table:style-name="ce61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4]" office:value-type="float" office:value="0">
            <text:p>0</text:p>
          </table:table-cell>
          <table:table-cell table:style-name="ce61" table:formula="of:=SUMIF([$Estimacion_Tiempos.$G$10:.$G$1002];[.$A68];[$Estimacion_Tiempos.H$10:.H$1002])" office:value-type="float" office:value="0">
            <text:p>0</text:p>
          </table:table-cell>
          <table:table-cell table:style-name="ce61" table:formula="of:=SUMIF([$Estimacion_Tiempos.$G$10:.$G$1002];[.$A68];[$Estimacion_Tiempos.I$10:.I$1002])" office:value-type="float" office:value="0">
            <text:p>0</text:p>
          </table:table-cell>
          <table:table-cell table:style-name="ce61" table:formula="of:=SUMIF([$Estimacion_Tiempos.$G$10:.$G$1002];[.$A68];[$Estimacion_Tiempos.J$10:.J$1002])" office:value-type="float" office:value="0">
            <text:p>0</text:p>
          </table:table-cell>
          <table:table-cell table:style-name="ce61" table:formula="of:=SUMIF([$Estimacion_Tiempos.$G$10:.$G$1002];[.$A68];[$Estimacion_Tiempos.K$10:.K$1002])" office:value-type="float" office:value="0">
            <text:p>0</text:p>
          </table:table-cell>
          <table:table-cell table:style-name="ce61" table:formula="of:=SUMIF([$Estimacion_Tiempos.$G$10:.$G$1002];[.$A68];[$Estimacion_Tiempos.L$10:.L$1002])" office:value-type="float" office:value="0">
            <text:p>0</text:p>
          </table:table-cell>
          <table:table-cell table:style-name="ce61" table:formula="of:=SUMIF([$Estimacion_Tiempos.$G$10:.$G$1002];[.$A68];[$Estimacion_Tiempos.M$10:.M$1002])" office:value-type="float" office:value="0">
            <text:p>0</text:p>
          </table:table-cell>
          <table:table-cell table:style-name="ce61" table:formula="of:=SUMIF([$Estimacion_Tiempos.$G$10:.$G$1002];[.$A68];[$Estimacion_Tiempos.N$10:.N$1002])" office:value-type="float" office:value="0">
            <text:p>0</text:p>
          </table:table-cell>
          <table:table-cell table:style-name="ce61" table:formula="of:=SUMIF([$Estimacion_Tiempos.$G$10:.$G$1002];[.$A68];[$Estimacion_Tiempos.O$10:.O$1002])" office:value-type="float" office:value="0">
            <text:p>0</text:p>
          </table:table-cell>
          <table:table-cell table:style-name="ce61" table:formula="of:=SUMIF([$Estimacion_Tiempos.$G$10:.$G$1002];[.$A68];[$Estimacion_Tiempos.P$10:.P$1002])" office:value-type="float" office:value="0">
            <text:p>0</text:p>
          </table:table-cell>
          <table:table-cell table:style-name="ce61" table:formula="of:=SUMIF([$Estimacion_Tiempos.$G$10:.$G$1002];[.$A68];[$Estimacion_Tiempos.Q$10:.Q$1002])" office:value-type="float" office:value="0">
            <text:p>0</text:p>
          </table:table-cell>
          <table:table-cell table:style-name="ce61" table:formula="of:=SUMIF([$Estimacion_Tiempos.$G$10:.$G$1002];[.$A68];[$Estimacion_Tiempos.R$10:.R$1002])" office:value-type="float" office:value="0">
            <text:p>0</text:p>
          </table:table-cell>
          <table:table-cell table:style-name="ce61" table:formula="of:=SUMIF([$Estimacion_Tiempos.$G$10:.$G$1002];[.$A68];[$Estimacion_Tiempos.S$10:.S$1002])" office:value-type="float" office:value="0">
            <text:p>0</text:p>
          </table:table-cell>
          <table:table-cell table:style-name="ce61" table:formula="of:=SUMIF([$Estimacion_Tiempos.$G$10:.$G$1002];[.$A68];[$Estimacion_Tiempos.T$10:.T$1002])" office:value-type="float" office:value="0">
            <text:p>0</text:p>
          </table:table-cell>
          <table:table-cell table:style-name="ce61" table:formula="of:=SUMIF([$Estimacion_Tiempos.$G$10:.$G$1002];[.$A68];[$Estimacion_Tiempos.U$10:.U$1002])" office:value-type="float" office:value="0">
            <text:p>0</text:p>
          </table:table-cell>
          <table:table-cell table:style-name="ce61" table:formula="of:=SUMIF([$Estimacion_Tiempos.$G$10:.$G$1002];[.$A68];[$Estimacion_Tiempos.V$10:.V$1002])" office:value-type="float" office:value="0">
            <text:p>0</text:p>
          </table:table-cell>
          <table:table-cell table:style-name="ce61" table:formula="of:=SUMIF([$Estimacion_Tiempos.$G$10:.$G$1002];[.$A68];[$Estimacion_Tiempos.W$10:.W$1002])" office:value-type="float" office:value="0">
            <text:p>0</text:p>
          </table:table-cell>
          <table:table-cell table:style-name="ce61" table:formula="of:=SUMIF([$Estimacion_Tiempos.$G$10:.$G$1002];[.$A68];[$Estimacion_Tiempos.X$10:.X$1002])" office:value-type="float" office:value="0">
            <text:p>0</text:p>
          </table:table-cell>
          <table:table-cell table:style-name="ce61" table:formula="of:=SUMIF([$Estimacion_Tiempos.$G$10:.$G$1002];[.$A68];[$Estimacion_Tiempos.Y$10:.Y$1002])" office:value-type="float" office:value="0">
            <text:p>0</text:p>
          </table:table-cell>
          <table:table-cell table:style-name="ce61" table:formula="of:=SUMIF([$Estimacion_Tiempos.$G$10:.$G$1002];[.$A68];[$Estimacion_Tiempos.Z$10:.Z$1002])" office:value-type="float" office:value="0">
            <text:p>0</text:p>
          </table:table-cell>
          <table:table-cell table:style-name="ce61" table:formula="of:=SUMIF([$Estimacion_Tiempos.$G$10:.$G$1002];[.$A68];[$Estimacion_Tiempos.AA$10:.AA$1002])" office:value-type="float" office:value="0">
            <text:p>0</text:p>
          </table:table-cell>
          <table:table-cell table:style-name="ce61" table:formula="of:=SUMIF([$Estimacion_Tiempos.$G$10:.$G$1002];[.$A68];[$Estimacion_Tiempos.AB$10:.AB$1002])" office:value-type="float" office:value="0">
            <text:p>0</text:p>
          </table:table-cell>
          <table:table-cell table:style-name="ce61" table:formula="of:=SUMIF([$Estimacion_Tiempos.$G$10:.$G$1002];[.$A68];[$Estimacion_Tiempos.AC$10:.AC$1002])" office:value-type="float" office:value="0">
            <text:p>0</text:p>
          </table:table-cell>
          <table:table-cell table:style-name="ce61" table:formula="of:=SUMIF([$Estimacion_Tiempos.$G$10:.$G$1002];[.$A68];[$Estimacion_Tiempos.AD$10:.AD$1002])" office:value-type="float" office:value="0">
            <text:p>0</text:p>
          </table:table-cell>
          <table:table-cell table:style-name="ce61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5]" office:value-type="float" office:value="0">
            <text:p>0</text:p>
          </table:table-cell>
          <table:table-cell table:style-name="ce61" table:formula="of:=SUMIF([$Estimacion_Tiempos.$G$10:.$G$1002];[.$A69];[$Estimacion_Tiempos.H$10:.H$1002])" office:value-type="float" office:value="0">
            <text:p>0</text:p>
          </table:table-cell>
          <table:table-cell table:style-name="ce61" table:formula="of:=SUMIF([$Estimacion_Tiempos.$G$10:.$G$1002];[.$A69];[$Estimacion_Tiempos.I$10:.I$1002])" office:value-type="float" office:value="0">
            <text:p>0</text:p>
          </table:table-cell>
          <table:table-cell table:style-name="ce61" table:formula="of:=SUMIF([$Estimacion_Tiempos.$G$10:.$G$1002];[.$A69];[$Estimacion_Tiempos.J$10:.J$1002])" office:value-type="float" office:value="0">
            <text:p>0</text:p>
          </table:table-cell>
          <table:table-cell table:style-name="ce61" table:formula="of:=SUMIF([$Estimacion_Tiempos.$G$10:.$G$1002];[.$A69];[$Estimacion_Tiempos.K$10:.K$1002])" office:value-type="float" office:value="0">
            <text:p>0</text:p>
          </table:table-cell>
          <table:table-cell table:style-name="ce61" table:formula="of:=SUMIF([$Estimacion_Tiempos.$G$10:.$G$1002];[.$A69];[$Estimacion_Tiempos.L$10:.L$1002])" office:value-type="float" office:value="0">
            <text:p>0</text:p>
          </table:table-cell>
          <table:table-cell table:style-name="ce61" table:formula="of:=SUMIF([$Estimacion_Tiempos.$G$10:.$G$1002];[.$A69];[$Estimacion_Tiempos.M$10:.M$1002])" office:value-type="float" office:value="0">
            <text:p>0</text:p>
          </table:table-cell>
          <table:table-cell table:style-name="ce61" table:formula="of:=SUMIF([$Estimacion_Tiempos.$G$10:.$G$1002];[.$A69];[$Estimacion_Tiempos.N$10:.N$1002])" office:value-type="float" office:value="0">
            <text:p>0</text:p>
          </table:table-cell>
          <table:table-cell table:style-name="ce61" table:formula="of:=SUMIF([$Estimacion_Tiempos.$G$10:.$G$1002];[.$A69];[$Estimacion_Tiempos.O$10:.O$1002])" office:value-type="float" office:value="0">
            <text:p>0</text:p>
          </table:table-cell>
          <table:table-cell table:style-name="ce61" table:formula="of:=SUMIF([$Estimacion_Tiempos.$G$10:.$G$1002];[.$A69];[$Estimacion_Tiempos.P$10:.P$1002])" office:value-type="float" office:value="0">
            <text:p>0</text:p>
          </table:table-cell>
          <table:table-cell table:style-name="ce61" table:formula="of:=SUMIF([$Estimacion_Tiempos.$G$10:.$G$1002];[.$A69];[$Estimacion_Tiempos.Q$10:.Q$1002])" office:value-type="float" office:value="0">
            <text:p>0</text:p>
          </table:table-cell>
          <table:table-cell table:style-name="ce61" table:formula="of:=SUMIF([$Estimacion_Tiempos.$G$10:.$G$1002];[.$A69];[$Estimacion_Tiempos.R$10:.R$1002])" office:value-type="float" office:value="0">
            <text:p>0</text:p>
          </table:table-cell>
          <table:table-cell table:style-name="ce61" table:formula="of:=SUMIF([$Estimacion_Tiempos.$G$10:.$G$1002];[.$A69];[$Estimacion_Tiempos.S$10:.S$1002])" office:value-type="float" office:value="0">
            <text:p>0</text:p>
          </table:table-cell>
          <table:table-cell table:style-name="ce61" table:formula="of:=SUMIF([$Estimacion_Tiempos.$G$10:.$G$1002];[.$A69];[$Estimacion_Tiempos.T$10:.T$1002])" office:value-type="float" office:value="0">
            <text:p>0</text:p>
          </table:table-cell>
          <table:table-cell table:style-name="ce61" table:formula="of:=SUMIF([$Estimacion_Tiempos.$G$10:.$G$1002];[.$A69];[$Estimacion_Tiempos.U$10:.U$1002])" office:value-type="float" office:value="0">
            <text:p>0</text:p>
          </table:table-cell>
          <table:table-cell table:style-name="ce61" table:formula="of:=SUMIF([$Estimacion_Tiempos.$G$10:.$G$1002];[.$A69];[$Estimacion_Tiempos.V$10:.V$1002])" office:value-type="float" office:value="0">
            <text:p>0</text:p>
          </table:table-cell>
          <table:table-cell table:style-name="ce61" table:formula="of:=SUMIF([$Estimacion_Tiempos.$G$10:.$G$1002];[.$A69];[$Estimacion_Tiempos.W$10:.W$1002])" office:value-type="float" office:value="0">
            <text:p>0</text:p>
          </table:table-cell>
          <table:table-cell table:style-name="ce61" table:formula="of:=SUMIF([$Estimacion_Tiempos.$G$10:.$G$1002];[.$A69];[$Estimacion_Tiempos.X$10:.X$1002])" office:value-type="float" office:value="0">
            <text:p>0</text:p>
          </table:table-cell>
          <table:table-cell table:style-name="ce61" table:formula="of:=SUMIF([$Estimacion_Tiempos.$G$10:.$G$1002];[.$A69];[$Estimacion_Tiempos.Y$10:.Y$1002])" office:value-type="float" office:value="0">
            <text:p>0</text:p>
          </table:table-cell>
          <table:table-cell table:style-name="ce61" table:formula="of:=SUMIF([$Estimacion_Tiempos.$G$10:.$G$1002];[.$A69];[$Estimacion_Tiempos.Z$10:.Z$1002])" office:value-type="float" office:value="0">
            <text:p>0</text:p>
          </table:table-cell>
          <table:table-cell table:style-name="ce61" table:formula="of:=SUMIF([$Estimacion_Tiempos.$G$10:.$G$1002];[.$A69];[$Estimacion_Tiempos.AA$10:.AA$1002])" office:value-type="float" office:value="0">
            <text:p>0</text:p>
          </table:table-cell>
          <table:table-cell table:style-name="ce61" table:formula="of:=SUMIF([$Estimacion_Tiempos.$G$10:.$G$1002];[.$A69];[$Estimacion_Tiempos.AB$10:.AB$1002])" office:value-type="float" office:value="0">
            <text:p>0</text:p>
          </table:table-cell>
          <table:table-cell table:style-name="ce61" table:formula="of:=SUMIF([$Estimacion_Tiempos.$G$10:.$G$1002];[.$A69];[$Estimacion_Tiempos.AC$10:.AC$1002])" office:value-type="float" office:value="0">
            <text:p>0</text:p>
          </table:table-cell>
          <table:table-cell table:style-name="ce61" table:formula="of:=SUMIF([$Estimacion_Tiempos.$G$10:.$G$1002];[.$A69];[$Estimacion_Tiempos.AD$10:.AD$1002])" office:value-type="float" office:value="0">
            <text:p>0</text:p>
          </table:table-cell>
          <table:table-cell table:style-name="ce61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6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2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style-name="ce72" table:formula="of:=IF([.G5]=&quot;&quot;;&quot; &quot;;CHOOSE(WEEKDAY([.G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H5]=&quot;&quot;;&quot; &quot;;CHOOSE(WEEKDAY([.H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I5]=&quot;&quot;;&quot; &quot;;CHOOSE(WEEKDAY([.I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J5]=&quot;&quot;;&quot; &quot;;CHOOSE(WEEKDAY([.J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K5]=&quot;&quot;;&quot; &quot;;CHOOSE(WEEKDAY([.K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L5]=&quot;&quot;;&quot; &quot;;CHOOSE(WEEKDAY([.L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M5]=&quot;&quot;;&quot; &quot;;CHOOSE(WEEKDAY([.M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N5]=&quot;&quot;;&quot; &quot;;CHOOSE(WEEKDAY([.N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O5]=&quot;&quot;;&quot; &quot;;CHOOSE(WEEKDAY([.O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P5]=&quot;&quot;;&quot; &quot;;CHOOSE(WEEKDAY([.P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Q5]=&quot;&quot;;&quot; &quot;;CHOOSE(WEEKDAY([.Q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R5]=&quot;&quot;;&quot; &quot;;CHOOSE(WEEKDAY([.R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S5]=&quot;&quot;;&quot; &quot;;CHOOSE(WEEKDAY([.S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T5]=&quot;&quot;;&quot; &quot;;CHOOSE(WEEKDAY([.T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U5]=&quot;&quot;;&quot; &quot;;CHOOSE(WEEKDAY([.U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72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7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3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45" table:formula="of:=NA()" office:value-type="float" office:value="0">
            <text:p>#N/D</text:p>
          </table:table-cell>
          <table:table-cell table:style-name="ce52"/>
          <table:table-cell table:style-name="ce27" table:number-columns-repeated="994"/>
        </table:table-row>
        <table:table-row table:style-name="ro4">
          <table:table-cell table:style-name="ce27" table:number-columns-repeated="5"/>
          <table:table-cell table:style-name="ce46" table:number-columns-repeated="24"/>
          <table:table-cell table:style-name="ce53"/>
          <table:table-cell table:style-name="ce27" table:number-columns-repeated="6"/>
          <table:table-cell table:style-name="ce55" table:formula="of:=[$Config.A14]" office:value-type="string" office:string-value="Requerimientos">
            <text:p>Requerimientos</text:p>
          </table:table-cell>
          <table:table-cell table:style-name="ce55" table:formula="of:=[$Config.B14]" office:value-type="string" office:string-value="Pendiente">
            <text:p>Pendiente</text:p>
          </table:table-cell>
          <table:table-cell table:style-name="ce55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0">
            <text:p>0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5" table:formula="of:=[$Config.A15]" office:value-type="string" office:string-value="Análisis">
            <text:p>Análisis</text:p>
          </table:table-cell>
          <table:table-cell table:style-name="ce55" table:formula="of:=[$Config.B15]" office:value-type="string" office:string-value="En curso">
            <text:p>En curso</text:p>
          </table:table-cell>
          <table:table-cell table:style-name="ce55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0" table:number-columns-spanned="5" table:number-rows-spanned="1"/>
          <table:covered-table-cell table:number-columns-repeated="4" table:style-name="ce70"/>
          <table:table-cell table:style-name="ce48" office:value-type="string" table:number-columns-spanned="24" table:number-rows-spanned="2">
            <text:p>Tiempo Dedicado</text:p>
          </table:table-cell>
          <table:covered-table-cell table:number-columns-repeated="23" table:style-name="ce48"/>
          <table:table-cell table:number-columns-repeated="7"/>
          <table:table-cell table:style-name="ce55" table:formula="of:=[$Config.A16]" office:value-type="string" office:string-value="Diseño">
            <text:p>Diseño</text:p>
          </table:table-cell>
          <table:table-cell table:style-name="ce55" table:formula="of:=[$Config.B16]" office:value-type="string" office:string-value="Terminada">
            <text:p>Terminada</text:p>
          </table:table-cell>
          <table:table-cell table:style-name="ce55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8"/>
          <table:table-cell table:style-name="ce54"/>
          <table:table-cell table:number-columns-repeated="6"/>
          <table:table-cell table:style-name="ce55" table:formula="of:=[$Config.A17]" office:value-type="string" office:string-value="Implementación">
            <text:p>Implementación</text:p>
          </table:table-cell>
          <table:table-cell table:style-name="ce55" table:formula="of:=[$Config.B17]" office:value-type="string" office:string-value="Eliminada">
            <text:p>Eliminada</text:p>
          </table:table-cell>
          <table:table-cell table:style-name="ce55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71" table:formula="of:=[$Estimacion_Tiempos.G10]" office:value-type="string" office:string-value="Chelo">
            <text:p>Chelo</text:p>
          </table:table-cell>
          <table:table-cell table:style-name="ce71"/>
          <table:table-cell table:style-name="ce31">
            <office:annotation draw:style-name="gr1" draw:text-style-name="P1" svg:width="3.571cm" svg:height="1.908cm" svg:x="17.137cm" svg:y="4.477cm" draw:caption-point-x="-0.427cm" draw:caption-point-y="0.278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1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5" table:formula="of:=[$Config.A18]" office:value-type="string" office:string-value="Prueba">
            <text:p>Prueba</text:p>
          </table:table-cell>
          <table:table-cell table:style-name="ce55" table:formula="of:=[$Config.B18]" office:value-type="float" office:value="0">
            <text:p>0</text:p>
          </table:table-cell>
          <table:table-cell table:style-name="ce55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71" table:formula="of:=[$Estimacion_Tiempos.G11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19]" office:value-type="string" office:string-value="Reunión">
            <text:p>Reunión</text:p>
          </table:table-cell>
          <table:table-cell table:style-name="ce55" table:formula="of:=[$Config.B19]" office:value-type="float" office:value="0">
            <text:p>0</text:p>
          </table:table-cell>
          <table:table-cell table:style-name="ce55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71" table:formula="of:=[$Estimacion_Tiempos.G12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0]" office:value-type="float" office:value="0">
            <text:p>0</text:p>
          </table:table-cell>
          <table:table-cell table:style-name="ce55" table:formula="of:=[$Config.B20]" office:value-type="float" office:value="0">
            <text:p>0</text:p>
          </table:table-cell>
          <table:table-cell table:style-name="ce55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71" table:formula="of:=[$Estimacion_Tiempos.G13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1]" office:value-type="float" office:value="0">
            <text:p>0</text:p>
          </table:table-cell>
          <table:table-cell table:style-name="ce55" table:formula="of:=[$Config.B21]" office:value-type="float" office:value="0">
            <text:p>0</text:p>
          </table:table-cell>
          <table:table-cell table:style-name="ce55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71" table:formula="of:=[$Estimacion_Tiempos.G14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2]" office:value-type="float" office:value="0">
            <text:p>0</text:p>
          </table:table-cell>
          <table:table-cell table:style-name="ce55" table:formula="of:=[$Config.B22]" office:value-type="float" office:value="0">
            <text:p>0</text:p>
          </table:table-cell>
          <table:table-cell table:style-name="ce55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71" table:formula="of:=[$Estimacion_Tiempos.G15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3]" office:value-type="float" office:value="0">
            <text:p>0</text:p>
          </table:table-cell>
          <table:table-cell table:style-name="ce55" table:formula="of:=[$Config.B23]" office:value-type="float" office:value="0">
            <text:p>0</text:p>
          </table:table-cell>
          <table:table-cell table:style-name="ce55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71" table:formula="of:=[$Estimacion_Tiempos.G16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4]" office:value-type="float" office:value="0">
            <text:p>0</text:p>
          </table:table-cell>
          <table:table-cell table:style-name="ce55" table:formula="of:=[$Config.B24]" office:value-type="float" office:value="0">
            <text:p>0</text:p>
          </table:table-cell>
          <table:table-cell table:style-name="ce55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71" table:formula="of:=[$Estimacion_Tiempos.G17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5]" office:value-type="float" office:value="0">
            <text:p>0</text:p>
          </table:table-cell>
          <table:table-cell table:style-name="ce55" table:formula="of:=[$Config.B25]" office:value-type="float" office:value="0">
            <text:p>0</text:p>
          </table:table-cell>
          <table:table-cell table:style-name="ce55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71" table:formula="of:=[$Estimacion_Tiempos.G18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G14]" office:value-type="float" office:value="0">
            <text:p>0</text:p>
          </table:table-cell>
          <table:table-cell table:style-name="ce55" table:formula="of:=[$Config.H14]" office:value-type="float" office:value="0">
            <text:p>0</text:p>
          </table:table-cell>
          <table:table-cell table:style-name="ce55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71" table:formula="of:=[$Estimacion_Tiempos.G19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71" table:formula="of:=[$Estimacion_Tiempos.G20]" office:value-type="string" office:string-value="Chelo">
            <text:p>Chelo</text:p>
          </table:table-cell>
          <table:table-cell table:style-name="ce71"/>
          <table:table-cell table:style-name="ce31" table:number-columns-repeated="19"/>
          <table:table-cell table:number-columns-repeated="2"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1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71" table:formula="of:=[$Estimacion_Tiempos.G21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71" table:formula="of:=[$Estimacion_Tiempos.G22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71" table:formula="of:=[$Estimacion_Tiempos.G23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71" table:formula="of:=[$Estimacion_Tiempos.G24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71" table:formula="of:=[$Estimacion_Tiempos.G25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71" table:formula="of:=[$Estimacion_Tiempos.G26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71" table:formula="of:=[$Estimacion_Tiempos.G27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71" table:formula="of:=[$Estimacion_Tiempos.G28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71" table:formula="of:=[$Estimacion_Tiempos.G29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71" table:formula="of:=[$Estimacion_Tiempos.G30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71" table:formula="of:=[$Estimacion_Tiempos.G31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71" table:formula="of:=[$Estimacion_Tiempos.G32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71" table:formula="of:=[$Estimacion_Tiempos.G33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71" table:formula="of:=[$Estimacion_Tiempos.G34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71" table:formula="of:=[$Estimacion_Tiempos.G35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71" table:formula="of:=[$Estimacion_Tiempos.G36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71" table:formula="of:=[$Estimacion_Tiempos.G37]" office:value-type="string" office:string-value="Pipo">
            <text:p>Pipo</text:p>
          </table:table-cell>
          <table:table-cell table:style-name="ce71"/>
          <table:table-cell table:style-name="ce31" table:number-columns-repeated="5"/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71" table:formula="of:=[$Estimacion_Tiempos.G38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71" table:formula="of:=[$Estimacion_Tiempos.G39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71" table:formula="of:=[$Estimacion_Tiempos.G40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71" table:formula="of:=[$Estimacion_Tiempos.G41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71" table:formula="of:=[$Estimacion_Tiempos.G42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71" table:formula="of:=[$Estimacion_Tiempos.G43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71" table:formula="of:=[$Estimacion_Tiempos.G44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71" table:formula="of:=[$Estimacion_Tiempos.G45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71" table:formula="of:=[$Estimacion_Tiempos.G46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71" table:formula="of:=[$Estimacion_Tiempos.G47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71" table:formula="of:=[$Estimacion_Tiempos.G48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71" table:formula="of:=[$Estimacion_Tiempos.G49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6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6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6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6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6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8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9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7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75"/>
          <table:table-cell table:number-columns-repeated="1003"/>
        </table:table-row>
        <table:table-row table:style-name="ro1">
          <table:table-cell table:number-columns-repeated="2"/>
          <table:table-cell table:style-name="ce74" office:value-type="string">
            <text:p>Impedimento</text:p>
          </table:table-cell>
          <table:table-cell table:style-name="ce74" office:value-type="string">
            <text:p>Reportó</text:p>
          </table:table-cell>
          <table:table-cell table:style-name="ce74" office:value-type="string">
            <text:p>Solución posible</text:p>
          </table:table-cell>
          <table:table-cell table:style-name="ce74" office:value-type="string">
            <text:p>Estado</text:p>
          </table:table-cell>
          <table:table-cell table:number-columns-repeated="14"/>
          <table:table-cell table:style-name="ce75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5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/>
        <table:database-range table:name="Excel_BuiltIn__FilterDatabase 1" table:target-range-address="Tiempos_Trabajados.A9:Tiempos_Trabajados.E1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day/>
      <number:text>-</number:text>
      <number:month number:textual="true"/>
      <number:text>-</number:text>
      <number:year/>
    </number:date-style>
    <number:text-style style:name="N114">
      <number:text-content/>
      <style:map style:condition="value()&gt;=0" style:apply-style-name="N114P0"/>
    </number:text-style>
    <number:date-style style:name="N115P0" style:volatile="true">
      <number:day/>
      <number:text>-</number:text>
      <number:month number:textual="true"/>
    </number:date-style>
    <number:text-style style:name="N115">
      <number:text-content/>
      <style:map style:condition="value()&gt;=0" style:apply-style-name="N115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23:2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4-18T23:29:41</dc:date>
    <meta:print-date>2008-03-02T09:03:16</meta:print-date>
    <meta:editing-cycles>14</meta:editing-cycles>
    <meta:editing-duration>PT1H9M20S</meta:editing-duration>
    <meta:generator>LibreOffice/3.3$Unix LibreOffice_project/330m19$Build-202</meta:generator>
    <meta:document-statistic meta:table-count="10" meta:cell-count="20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3cm" svg:y="0.273cm" chart:style-name="ch2">
          <text:p>Gráfico de esfuerzo</text:p>
        </chart:title>
        <chart:legend chart:legend-position="end" svg:x="19.349cm" svg:y="3.206cm" chart:style-name="ch3"/>
        <chart:plot-area chart:style-name="ch4" table:cell-range-address="Estimacion_Tiempos.H5:Estimacion_Tiempos.AE5 Estimacion_Tiempos.H7:Estimacion_Tiempos.AE7" chart:data-source-has-labels="row" svg:x="1.448cm" svg:y="1.269cm" svg:width="17.077cm" svg:height="5.033cm">
          <chartooo:coordinate-region svg:x="2.309cm" svg:y="1.473cm" svg:width="16.108cm" svg:height="3.83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20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-abr</text:p>
                <draw:g>
                  <svg:desc>Estimacion_Tiempos.H5:Estimacion_Tiempos.AE5</svg:desc>
                </draw:g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52">
                <text:p>152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2cm" svg:y="0.273cm" chart:style-name="ch2">
          <text:p>Gráfico de tareas</text:p>
        </chart:title>
        <chart:legend chart:legend-position="end" svg:x="19.357cm" svg:y="3.207cm" chart:style-name="ch3"/>
        <chart:plot-area chart:style-name="ch4" table:cell-range-address="Estimacion_Tiempos.H5:Estimacion_Tiempos.AE6" chart:data-source-has-labels="row" svg:x="1.448cm" svg:y="1.269cm" svg:width="17.085cm" svg:height="5.034cm">
          <chartooo:coordinate-region svg:x="2.105cm" svg:y="1.473cm" svg:width="16.32cm" svg:height="3.837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27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-abr</text:p>
                <draw:g>
                  <svg:desc>Estimacion_Tiempos.H5:Estimacion_Tiempos.AE5</svg:desc>
                </draw:g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11cm" svg:y="0.273cm" chart:style-name="ch2">
          <text:p>Gráfico individual</text:p>
        </chart:title>
        <chart:legend chart:legend-position="end" svg:x="19.134cm" svg:y="1.326cm" chart:style-name="ch3"/>
        <chart:plot-area chart:style-name="ch4" table:cell-range-address="Gráficos.A57:Gráficos.Y69" chart:data-source-has-labels="both" svg:x="1.45cm" svg:y="1.269cm" svg:width="16.856cm" svg:height="5.056cm">
          <chartooo:coordinate-region svg:x="1.972cm" svg:y="1.422cm" svg:width="16.262cm" svg:height="4.126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18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-abr</text:p>
                <draw:g>
                  <svg:desc>Gráficos.B57:Gráficos.Y57</svg:desc>
                </draw:g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0">
                <text:p>0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72">
                <text:p>72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80">
                <text:p>8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0">
                <text:p>0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